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fo:font-size="16pt" style:font-size-asian="16pt" style:font-size-complex="16pt"/>
    </style:style>
    <style:style style:name="P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ext_20_body">
      <style:paragraph-properties fo:text-align="center" style:justify-single-word="false"/>
      <style:text-properties fo:font-size="36pt" fo:font-weight="normal" style:font-size-asian="36pt" style:font-weight-asian="normal" style:font-size-complex="36pt" style:font-weight-complex="normal"/>
    </style:style>
    <style:style style:name="P7" style:family="paragraph" style:parent-style-name="Preformatted_20_Text">
      <style:paragraph-properties fo:margin-left="0.4925in" fo:margin-right="0in" fo:text-indent="0in" style:auto-text-indent="false"/>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paragraph-properties fo:margin-left="0.9846in" fo:margin-right="0in" fo:text-indent="-0.25in" style:auto-text-indent="fals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4">
      <style:paragraph-properties>
        <style:tab-stops>
          <style:tab-stop style:position="6.3354in" style:type="right" style:leader-style="dotted" style:leader-text="."/>
        </style:tab-stops>
      </style:paragraph-properties>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2pt" style:font-size-asian="2pt" style:font-size-complex="2pt"/>
    </style:style>
    <style:style style:name="T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7da64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fo:min-height="0.5272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5">JIRA</text:p>
      <text:p text:style-name="P6">Velocity Extens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3">Overview<text:tab/>3</text:p>
          <text:p text:style-name="P14">SiteMesh in JIRA<text:tab/>3</text:p>
          <text:p text:style-name="P15">Call Path<text:tab/>3</text:p>
          <text:p text:style-name="P16">A.1 Getting the content<text:tab/>4</text:p>
          <text:p text:style-name="P16">1.1 Getting the content<text:tab/>4</text:p>
          <text:p text:style-name="P16">1.2 Parsing the content<text:tab/>4</text:p>
          <text:p text:style-name="P16">1.3 Selecting the Template<text:tab/>4</text:p>
          <text:p text:style-name="P16">2.1 Passing the content<text:tab/>4</text:p>
          <text:p text:style-name="P16">2.2 Processing the Template<text:tab/>4</text:p>
          <text:p text:style-name="P16">3.1 Getting the Decorated Content<text:tab/>4</text:p>
          <text:p text:style-name="P16">B.1 Getting the Content<text:tab/>4</text:p>
          <text:p text:style-name="P16">B.2 Parsing the Content<text:tab/>5</text:p>
          <text:p text:style-name="P16">B.3 Selecting the Template<text:tab/>5</text:p>
          <text:p text:style-name="P16">C.1 Passing the Content<text:tab/>5</text:p>
          <text:p text:style-name="P16">C.2 Processing the Template<text:tab/>5</text:p>
          <text:p text:style-name="P16">D.1 Getting the Decorated Content<text:tab/>5</text:p>
          <text:p text:style-name="P16">E.1 Send Response<text:tab/>5</text:p>
          <text:p text:style-name="P15">Parser Problems<text:tab/>5</text:p>
        </text:index-body>
      </text:table-of-content>
      <text:p text:style-name="Text_20_body"/>
      <text:h text:style-name="P8" text:outline-level="1">Overview</text:h>
      <text:p text:style-name="Text_20_body">Jira uses a combination of static HTML, Velocity templates, JSPs, and SiteMesh decorators to render its pages. Plug-ins however are limited to only using static HTML and Velocity templates. The output from Plug-ins is normally passed through at least one SiteMesh decorator, but the plug-in has no control over this process. JSPs cannot be used for Plug-in modules. Not having access to the tools used to produce the rest of the GUI makes it more challenging to create plug-ins that match the look and feel. It also means that stylistic changes made between versions have to be manually implemented in the plug-in.</text:p>
      <text:p text:style-name="Text_20_body">These tools are intended to expand the functionality of the velocity templates to allow the existing JSPs, <text:span text:style-name="T3">JSP Tags</text:span> and SiteMesh decorators to be used from plug-ins. Using the GUI components that the existing system uses should improve the consistency of the interface and make adapting to future GUI changes simpler</text:p>
      <text:h text:style-name="Heading_20_2" text:outline-level="2">SiteMesh in JIRA</text:h>
      <text:p text:style-name="Text_20_body">JIRA uses a very old version of SiteMesh that they appear to have customized. </text:p>
      <text:h text:style-name="Heading_20_3" text:outline-level="3">Call Path</text:h>
      <text:p text:style-name="Text_20_body"><draw:g text:anchor-type="paragraph" draw:z-index="0" draw:style-name="gr1"><draw:polygon draw:style-name="gr2" draw:text-style-name="P17" svg:width="0.1051in" svg:height="1.0543in" svg:x="2.5646in" svg:y="1.4894in" svg:viewBox="0 0 268 2679" draw:points="0,2679 0,0 268,0 268,2679"><text:p/></draw:polygon><draw:polygon draw:style-name="gr2" draw:text-style-name="P17" svg:width="0.1051in" svg:height="1.0543in" svg:x="2.9618in" svg:y="1.4894in" svg:viewBox="0 0 268 2679" draw:points="0,2679 0,0 268,0 268,2679"><text:p/></draw:polygon><draw:polygon draw:style-name="gr2" draw:text-style-name="P17" svg:width="0.4744in" svg:height="0.1579in" svg:x="2.5909in" svg:y="2.2276in" svg:viewBox="0 0 1206 402" draw:points="0,402 0,0 1206,0 1206,402"><text:p/></draw:polygon><draw:polygon draw:style-name="gr2" draw:text-style-name="P17" svg:width="0.4744in" svg:height="0.1579in" svg:x="2.5909in" svg:y="2.3858in" svg:viewBox="0 0 1206 402" draw:points="0,402 0,0 1206,0 1206,402"><text:p/></draw:polygon><draw:polygon draw:style-name="gr2" draw:text-style-name="P17" svg:width="0.4744in" svg:height="0.1579in" svg:x="3.6736in" svg:y="2.2276in" svg:viewBox="0 0 1206 402" draw:points="0,402 0,0 1206,0 1206,402"><text:p/></draw:polygon><draw:polygon draw:style-name="gr2" draw:text-style-name="P17" svg:width="0.4744in" svg:height="0.1579in" svg:x="3.6736in" svg:y="2.3858in" svg:viewBox="0 0 1206 402" draw:points="0,402 0,0 1206,0 1206,402"><text:p/></draw:polygon><draw:g draw:style-name="gr3"><draw:polygon draw:style-name="gr4" draw:text-style-name="P17" svg:width="0.8433in" svg:height="1.1598in" svg:x="2.4079in" svg:y="2.9661in" svg:viewBox="0 0 2143 2947" draw:points="2143,0 2143,2545 1741,2947 0,2947 0,0"><text:p/></draw:polygon><draw:polygon draw:style-name="gr5" draw:text-style-name="P17" svg:width="0.0429in" svg:height="0.0732in" svg:x="2.6909in" svg:y="3.4512in" svg:viewBox="0 0 110 187" draw:points="56,187 50,187 45,186 40,185 35,184 31,182 27,180 24,179 23,178 21,176 19,175 17,173 16,172 14,170 12,168 11,167 10,165 7,160 5,155 3,150 1,144 0,138 24,135 25,139 26,141 26,143 27,144 27,146 28,147 29,149 30,151 30,152 31,153 32,155 33,156 34,157 35,158 36,159 37,160 38,161 39,162 40,162 41,163 43,164 44,165 45,165 46,165 48,166 49,166 51,166 52,167 53,167 54,167 56,167 59,167 62,166 64,166 65,165 67,165 68,165 69,164 70,163 72,162 73,162 74,161 75,159 77,157 78,156 79,155 80,154 81,152 82,149 83,146 84,142 84,138 85,134 85,130 85,20 49,20 49,0 110,0 110,129 110,132 109,135 109,139 109,142 108,145 108,148 107,151 106,153 105,156 104,158 103,161 102,163 100,165 99,168 97,169 95,171 94,173 92,175 90,176 88,178 86,179 83,181 81,182 78,183 76,184 73,185 70,185 68,186 65,186 62,186 59,187"><text:p/></draw:polygon><draw:polygon draw:style-name="gr5" draw:text-style-name="P17" svg:width="0.0602in" svg:height="0.0744in" svg:x="2.7469in" svg:y="3.4504in" svg:viewBox="0 0 154 190" draw:points="154,136 154,139 154,142 154,145 153,147 152,150 152,153 151,155 150,158 149,160 147,162 146,165 144,167 142,169 141,171 138,173 136,175 133,176 131,178 128,180 125,181 122,182 119,184 115,185 112,186 108,187 105,188 100,188 96,189 87,189 78,190 70,190 62,189 54,188 48,187 41,185 35,183 30,181 24,178 20,174 16,171 12,167 11,165 9,163 7,161 6,159 5,156 3,154 2,149 0,143 24,138 24,140 25,142 26,143 27,145 27,146 28,148 29,150 30,151 31,153 32,154 33,155 35,157 36,158 37,159 38,160 40,162 42,162 43,163 45,164 47,165 51,167 56,168 59,168 61,169 64,170 67,170 73,170 79,170 84,170 90,170 95,169 99,168 103,168 106,167 108,166 110,165 112,165 114,163 115,162 118,160 120,159 121,158 122,157 124,155 125,154 126,152 127,151 127,149 128,147 129,146 129,144 129,142 130,140 130,138 130,135 129,133 129,131 129,130 128,127 127,126 127,125 126,124 126,124 125,123 124,122 123,120 122,119 120,118 119,116 117,116 116,114 114,114 110,112 105,111 101,109 96,108 73,102 57,98 54,97 50,96 43,94 41,93 39,92 36,91 32,89 29,87 27,86 26,85 25,84 23,83 22,82 21,81 20,79 19,78 17,77 16,75 15,73 14,72 14,70 13,69 12,67 11,65 11,64 10,62 10,60 9,58 9,56 8,54 8,51 8,49 8,46 9,43 9,40 10,37 11,35 11,32 13,30 14,27 15,25 17,22 19,20 20,19 22,16 24,15 27,13 29,11 31,10 34,9 36,8 39,6 42,5 45,5 48,4 51,3 54,2 57,2 64,1 71,0 78,0 87,0 95,1 101,1 108,3 114,4 116,5 119,6 122,7 124,8 126,9 128,11 130,12 132,14 134,15 136,16 138,18 139,20 141,22 142,24 143,26 144,28 145,30 146,33 147,35 148,38 150,43 125,47 125,45 124,43 124,42 123,41 122,39 122,38 121,36 120,35 119,34 118,32 117,31 116,30 115,29 114,28 112,27 111,26 110,25 108,24 106,24 105,23 103,22 101,22 97,21 95,20 93,20 91,19 89,19 84,19 78,19 72,19 67,19 62,20 59,21 57,21 55,22 53,22 51,23 49,24 47,25 46,26 44,27 43,27 41,28 40,30 39,30 38,32 37,33 36,34 36,35 35,37 35,38 34,39 34,41 33,42 33,43 33,45 33,46 33,48 33,50 33,52 33,54 34,56 35,57 35,58 35,59 35,59 36,60 37,61 37,62 38,63 39,64 41,65 42,66 43,68 45,68 46,70 48,70 50,71 52,72 54,73 56,74 60,75 65,76 84,81 93,83 97,84 101,85 109,88 114,89 117,90 119,91 121,91 125,93 129,95 132,97 134,97 135,99 137,100 138,101 140,102 141,103 142,105 143,106 145,107 146,109 147,111 148,112 149,114 150,115 151,119 152,121 153,122 153,124 154,127 154,129 154,131 154,134"><text:p/></draw:polygon><draw:path draw:style-name="gr5" draw:text-style-name="P17" svg:width="0.0559in" svg:height="0.072in" svg:x="2.8209in" svg:y="3.4512in" svg:viewBox="0 0 143 184" svg:d="m143 56v3l-1 3v3 2l-1 3v3l-1 3-1 2-1 3-1 2-2 3-1 2-2 2-2 2-1 2-2 2-3 2-2 2-2 1-2 2-3 1-2 1-3 2-3 1-3 1-4 1-3 1h-3l-3 1h-4l-4 1h-4-54v71h-25v-184h78 8 3l4 1 4 1h3l3 1 3 1 3 1 3 1 3 2 2 1 3 1 2 2 2 2 3 1 2 2 1 2 2 2 2 2 1 3 1 2 2 2v3l1 2 1 3 1 3v3l1 2v3l1 4zm-25 3v-5l-1-3-1-2v-2-2l-1-1-1-2v-2l-1-2-2-1v-1l-2-1-1-2-1-1-2-1-1-1-1-1-2-1-4-1-4-2-4-1-4-1h-5-5-50v73h51 5l5-1h4l4-1 2-1 2-1 2-1 1-1 2-1h2l1-2 1-1 3-2 2-3 1-2 1-1v-2l1-2 1-1v-2l1-4 1-4z"><text:p/></draw:path><draw:polygon draw:style-name="gr5" draw:text-style-name="P17" svg:width="0.0476in" svg:height="0.0732in" svg:x="2.9146in" svg:y="3.4504in" svg:viewBox="0 0 122 187" draw:points="0,187 0,171 2,167 3,163 5,159 7,156 9,153 12,150 14,146 16,143 21,138 26,132 31,127 36,122 57,105 62,101 68,97 76,89 78,86 81,84 82,82 84,80 86,78 87,76 89,74 90,72 91,69 92,67 93,65 94,62 94,59 95,57 95,54 95,51 95,49 95,48 95,46 95,44 94,42 94,41 93,39 92,38 92,36 91,35 90,33 89,32 89,31 88,30 87,29 86,27 84,27 84,26 82,25 81,24 79,23 78,23 77,22 75,22 73,21 72,21 70,20 68,20 67,20 65,19 63,19 61,19 59,19 58,19 56,20 54,20 53,20 51,21 48,22 46,22 45,22 43,23 42,24 41,24 40,25 38,27 37,27 36,28 35,30 34,31 32,32 32,33 31,34 30,36 29,37 28,38 28,40 27,42 27,43 26,45 26,47 25,51 1,49 1,46 2,43 2,41 3,39 4,36 5,34 6,30 7,27 8,25 10,23 11,22 13,19 15,18 17,16 19,14 21,13 22,11 24,10 27,8 29,7 32,6 34,5 37,4 39,3 42,2 45,2 48,1 51,0 54,0 58,0 61,0 65,0 68,0 71,0 74,1 77,1 80,2 83,3 86,3 88,4 91,5 93,6 96,8 98,9 100,10 102,11 104,13 105,15 107,16 109,18 110,20 112,22 113,24 114,27 115,29 116,31 117,34 117,36 118,39 119,42 119,45 119,48 119,51 119,53 119,55 119,57 118,60 118,62 117,64 117,66 116,68 115,70 114,73 113,75 112,76 110,81 107,84 105,86 104,88 101,92 97,95 94,99 90,102 86,106 83,109 79,113 62,126 47,139 44,143 41,146 38,150 35,153 32,157 31,158 30,160 28,162 27,164 27,166 26,168 122,168 122,187"><text:p/></draw:polygon><draw:polygon draw:style-name="gr5" draw:text-style-name="P17" svg:width="0.0276in" svg:height="0.098in" svg:x="2.5118in" svg:y="3.5657in" svg:viewBox="0 0 71 250" draw:points="0,124 0,116 1,107 2,98 3,90 5,82 6,73 9,65 11,58 13,54 14,50 18,43 22,35 27,28 29,24 31,21 37,14 42,7 49,0 71,0 65,7 60,14 54,21 50,28 46,35 42,43 38,51 35,58 33,62 32,66 30,74 28,82 27,90 25,98 25,107 24,116 24,125 24,134 25,143 25,151 27,160 28,168 30,176 32,184 35,192 38,200 42,207 46,214 50,222 54,229 60,236 65,243 71,250 49,250 42,243 37,236 31,229 29,225 27,222 22,214 19,207 15,200 11,192 9,184 6,176 5,168 3,160 2,151 1,143 0,134 0,125"><text:p/></draw:polygon><draw:polygon draw:style-name="gr5" draw:text-style-name="P17" svg:width="0.0512in" svg:height="0.072in" svg:x="2.5488in" svg:y="3.5701in" svg:viewBox="0 0 131 184" draw:points="25,20 25,89 128,89 128,110 25,110 25,184 0,184 0,0 131,0 131,20"><text:p/></draw:polygon><draw:path draw:style-name="gr5" draw:text-style-name="P17" svg:width="0.0492in" svg:height="0.0575in" svg:x="2.6091in" svg:y="3.5854in" svg:viewBox="0 0 126 147" svg:d="m126 73v9l-1 9-1 7-2 7-2 7-1 3-2 3-1 3-2 3-2 2-2 3-2 2-2 2-3 2-2 2-3 1-2 2-3 1-3 1-3 1-3 1-7 2h-7l-8 1h-3l-4-1h-3-3l-4-1-3-1-3-1-3-1-3-1-3-1-2-2-3-1-2-2-2-2-2-2-3-2-2-2-1-3-2-2-2-3-1-3-2-3-1-4-1-3-1-3-1-4v-4l-1-4-1-5v-4-9-8l1-9 1-7 2-8 2-6 3-6 3-6 4-4 4-5 5-4 5-3 5-2 7-2 7-2 7-1h7 5 3 4l4 1 3 1 4 1h3l3 2 3 1 2 1 3 2 3 1 2 2 2 2 2 2 2 2 2 3 2 2 1 3 2 3 1 3 2 3 1 3 1 3 1 3v4l1 4v4l1 9zm-24 8v-8l-1-7-1-6v-3l-1-3-1-3v-2l-1-3-1-2-1-2-1-2-1-2-1-1-2-2-1-1-1-2-2-1-1-1h-2l-2-1-1-1-2-1h-2l-2-1h-2-2l-2-1h-2-2-2-3l-2 1h-2-2l-2 1h-2l-2 1-1 1-2 1-2 1-1 1-2 1-1 1-2 1-1 2-1 2-2 1v3l-1 2-1 2-1 2-1 3-1 2v3l-1 3v3l-1 4-1 6v8l1 8v7l1 7 1 5 1 3 1 2 1 3 1 2 1 2 1 2 1 2 1 2 2 1 1 2 1 1 2 1 1 1 2 1 2 1 1 1 2 1h2l2 1h1 3l1 1h4 3 2l2-1h2 2l2-1 2-1h1l2-1 2-1 2-1h2l1-2 2-1 1-2 1-1 1-2 2-2 1-2 1-2 1-2v-3l1-2 1-3 1-3v-2-3l1-4 1-7z"><text:p/></draw:path><draw:polygon draw:style-name="gr5" draw:text-style-name="P17" svg:width="0.026in" svg:height="0.0563in" svg:x="2.6705in" svg:y="3.5854in" svg:viewBox="0 0 67 144" draw:points="1,144 1,36 1,27 1,22 1,20 0,19 0,18 0,17 0,16 0,15 0,14 0,9 0,8 0,8 0,6 0,4 0,3 0,3 22,3 22,4 22,6 22,8 23,8 23,9 23,10 23,11 23,14 23,15 23,16 23,17 23,25 23,32 24,32 25,28 27,24 29,17 30,16 30,14 31,13 32,12 33,11 34,10 36,8 37,7 38,6 39,5 40,4 41,3 42,3 43,2 45,2 46,1 48,1 49,0 51,0 52,0 54,0 57,0 59,0 60,0 61,0 62,0 62,0 63,0 63,0 64,1 65,1 66,1 66,1 67,1 67,1 67,1 67,23 66,22 65,22 64,22 63,22 62,22 62,22 61,22 60,22 58,22 56,22 54,22 52,22 51,22 49,22 47,22 45,23 43,24 42,24 41,25 39,26 38,27 37,29 35,30 34,31 33,32 32,34 31,35 30,37 30,39 29,41 28,43 28,44 27,46 26,51 25,56 25,60 24,65 24,70 24,144"><text:p/></draw:polygon><draw:polygon draw:style-name="gr5" draw:text-style-name="P17" svg:width="0.0736in" svg:height="0.0563in" svg:x="2.7055in" svg:y="3.5854in" svg:viewBox="0 0 188 144" draw:points="83,144 83,54 83,49 82,45 82,41 81,37 81,35 81,34 80,32 80,31 79,30 78,28 78,27 77,26 76,25 76,24 75,23 73,22 73,22 71,21 70,20 69,20 67,19 64,19 62,19 60,18 59,18 57,18 55,18 53,18 51,19 50,19 48,19 46,20 45,20 43,21 42,22 41,23 39,24 38,25 37,26 35,27 34,28 33,30 32,30 32,31 31,32 30,34 29,36 29,38 28,39 27,43 26,46 26,48 25,50 25,52 24,57 24,62 24,144 1,144 1,33 1,24 1,19 1,16 0,14 0,13 0,12 0,11 0,10 0,8 0,7 0,6 0,5 0,4 0,3 0,3 0,3 22,3 22,3 22,4 22,5 23,6 23,7 23,8 23,8 23,9 23,11 23,13 23,14 23,15 23,16 23,19 23,20 23,27 24,27 25,24 27,21 30,16 31,14 32,13 33,12 35,11 35,10 37,9 39,7 41,6 42,5 43,5 44,4 46,4 47,3 50,2 52,2 54,1 55,1 57,0 59,0 61,0 65,0 69,0 73,0 76,1 80,2 83,3 86,3 88,5 91,6 92,7 93,8 94,9 95,10 96,11 97,12 99,15 100,17 101,20 103,24 103,27 104,27 105,24 107,21 109,18 111,16 112,14 113,13 114,12 115,11 118,9 120,7 122,6 123,5 124,5 126,4 127,4 129,3 132,2 134,2 135,1 137,1 139,0 141,0 143,0 147,0 149,0 152,0 154,0 157,1 159,1 161,2 163,2 165,3 167,4 169,5 171,5 173,7 174,8 176,9 177,10 178,12 179,14 181,15 181,17 183,19 184,21 184,23 185,25 186,27 186,32 187,38 188,43 188,50 188,144 165,144 165,54 165,49 164,45 164,41 163,37 163,35 162,34 162,32 162,31 161,30 160,28 159,27 159,26 158,26 158,25 157,24 157,24 156,23 155,22 154,22 153,21 152,20 151,20 148,19 147,19 146,19 144,19 142,18 141,18 139,18 137,18 135,18 133,19 132,19 130,19 128,20 127,20 125,21 124,22 122,23 121,24 119,24 118,26 117,27 116,28 115,30 114,31 113,32 112,34 111,35 110,37 110,39 109,41 108,43 108,45 107,47 107,50 107,52 106,54 106,57 106,62 106,144"><text:p/></draw:polygon><draw:polygon draw:style-name="gr5" draw:text-style-name="P17" svg:width="0.0516in" svg:height="0.0555in" svg:x="2.8146in" svg:y="3.5862in" svg:viewBox="0 0 132 142" draw:points="79,142 51,142 0,0 25,0 57,92 57,94 57,95 59,99 61,108 62,112 63,114 63,115 63,116 65,120 65,122 65,123 66,122 66,120 68,116 70,108 73,100 74,96 75,94 75,92 107,0 132,0"><text:p/></draw:polygon><draw:path draw:style-name="gr5" draw:text-style-name="P17" svg:width="0.0539in" svg:height="0.0575in" svg:x="2.8732in" svg:y="3.5854in" svg:viewBox="0 0 138 147" svg:d="m43 147h-5l-5-1-5-1-4-1-2-1-2-1-1-1h-3l-1-2-1-1-2-1-1-2-2-1-1-2-1-1-1-2-1-2-1-1-1-2v-2l-2-4v-4l-1-5v-4-4-3l1-3v-3l1-3 1-3 1-2 1-3 2-2 1-2 2-2 2-2 2-1 1-2 2-2 2-1 2-1 3-1 2-1 2-1 3-1h2l3-1 3-1h2l3-1h3 3l6-1h5 32v-8-4-2l-1-2v-1-2-2l-1-2v-1l-1-2-1-1v-1l-1-1-1-2-1-1-1-1-1-1h-1l-1-1-1-1h-1l-2-1-1-1h-1l-1-1h-2-2-1l-2-1h-2-4-3-3-2l-1 1h-2-1-1-1l-2 1h-1l-1 1h-1l-1 1h-1l-1 1-1 1h-1l-1 1-1 2h-1v1l-1 2v1l-1 1-1 1v2 1l-1 1v2 2l-25-3 1-2v-2l1-2v-2l1-2 1-2 1-2v-1l1-2 2-2 1-1 1-2 1-1 2-2 1-1 2-1 1-2 2-1 2-1 2-1 2-1 3-1h2l2-1 3-1h3l3-1h3l3-1h3 7 7l6 1 5 1 5 1 5 2 3 1 2 1 2 1 2 1 2 2 1 1 2 2 2 2 1 1 1 2 2 2 1 2 1 2 1 2v3l1 2 1 5 1 5v6 61 2 3 2l1 2v2 2l1 1v1 0l1 1v1h1v1h1v0l1 1h1v1h1 1 1v1h1 2 4v0l1-1h1 1v0h1v14l-3 1h-2l-4 1-2 1h-3-5-3-1l-2-1h-1-1l-2-1h-1l-1-1h-2v-1h-2v-1l-1-1-1-1-1-1-1-2-1-1-1-1v-1-1l-1-1v-1l-1-3v-3l-1-3v-4h-1l-2 4-2 3-1 1-1 2-1 1-2 2-1 1-1 1-1 1-1 2-2 1-1 1-1 1-2 1-4 2h-1l-1 1-2 1h-2l-2 1-2 1-3 1h-5l-4 1zm0-18h3 3 2l3-1 2-1h2l3-1 2-1 2-1 2-1 2-1 2-2 1-1 2-1 2-2 1-1 1-2 1-2 2-1 1-2 1-2 1-1 1-4 1-2 1-2v-2-2-1l1-3v-1-2-11h-26-4-4l-5 1h-3l-4 1h-2l-2 1h-1l-2 1h-2l-1 1-2 1-1 1-1 1-1 1-1 1-1 1-1 2-1 1-1 1v1l-1 1v3l-1 1-1 2v2 3 2 3 3l1 2 1 2v1l1 1v1 1l1 1 1 1 1 1v1l1 1h1l1 1 1 1h1l1 1h1 1l2 1 3 1h2z"><text:p/></draw:path><draw:polygon draw:style-name="gr5" draw:text-style-name="P17" svg:width="0.0091in" svg:height="0.0764in" svg:x="2.9343in" svg:y="3.5657in" svg:viewBox="0 0 24 195" draw:points="0,195 0,0 24,0 24,195"><text:p/></draw:polygon><draw:polygon draw:style-name="gr5" draw:text-style-name="P17" svg:width="0.0445in" svg:height="0.0563in" svg:x="2.9575in" svg:y="3.5862in" svg:viewBox="0 0 114 144" draw:points="24,0 24,90 24,95 24,99 25,103 25,107 26,109 26,111 27,112 27,114 28,115 29,116 30,117 30,118 30,118 32,120 33,121 34,122 35,123 37,123 38,124 39,124 42,125 46,126 47,126 49,126 51,126 53,126 55,126 57,126 59,126 61,125 63,125 65,124 66,124 68,123 70,122 71,122 73,121 74,119 76,119 77,117 78,116 80,115 80,114 81,114 82,112 83,110 84,108 85,107 86,105 87,101 87,99 88,97 89,95 89,92 89,89 89,87 89,82 89,0 113,0 113,111 113,121 113,123 114,125 114,128 114,130 114,138 114,139 114,140 114,141 114,142 92,142 92,138 92,137 92,136 92,135 91,133 91,132 91,132 91,130 91,128 91,126 91,124 91,117 90,117 89,120 88,122 87,123 86,125 85,126 84,127 83,129 82,130 81,131 80,132 78,133 76,135 73,137 70,139 68,140 66,141 65,141 63,142 61,142 59,143 57,143 56,143 54,144 51,144 49,144 47,144 45,144 39,144 37,144 34,143 32,143 29,143 27,142 25,141 23,141 21,140 19,139 17,138 15,137 14,135 12,134 11,132 9,131 8,130 7,127 6,126 5,124 4,122 3,119 3,117 2,114 1,112 1,109 1,107 0,101 0,95 0,0"><text:p/></draw:polygon><draw:path draw:style-name="gr5" draw:text-style-name="P17" svg:width="0.0492in" svg:height="0.0575in" svg:x="3.0138in" svg:y="3.5854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17" svg:width="0.0457in" svg:height="0.0571in" svg:x="3.0709in" svg:y="3.5854in" svg:viewBox="0 0 117 146" draw:points="117,105 117,107 116,110 116,112 116,114 115,116 115,119 114,120 113,122 112,124 111,126 109,128 108,130 106,131 105,132 103,134 102,135 100,137 98,138 96,139 94,140 91,141 89,142 86,143 84,143 81,144 78,145 75,145 72,146 69,146 66,146 59,146 53,146 48,146 42,145 37,145 32,143 28,142 26,141 24,141 22,139 20,138 18,137 16,136 14,135 13,134 11,132 10,131 8,129 7,127 6,126 5,124 4,122 3,120 2,118 1,115 0,113 0,111 21,106 22,109 23,112 24,114 25,116 26,117 27,119 28,119 29,120 30,121 31,122 32,122 33,123 35,124 38,125 41,126 44,127 48,127 51,128 55,128 59,128 63,128 66,128 70,128 71,128 73,127 76,127 78,126 79,126 80,125 81,125 83,124 84,124 85,123 86,122 87,122 88,121 89,120 90,119 90,118 91,117 92,116 92,116 92,115 93,114 93,112 93,111 94,109 94,108 94,106 94,105 94,103 93,102 93,100 92,99 92,98 92,97 91,96 90,95 89,94 88,93 87,92 86,91 85,90 84,90 82,89 80,88 76,86 73,85 69,84 65,84 61,82 53,80 49,79 44,78 40,76 36,75 32,73 28,71 26,70 24,70 22,69 21,68 19,66 18,65 16,64 15,62 14,61 12,59 11,58 10,57 9,56 9,55 8,53 7,51 6,49 6,47 6,45 5,42 5,40 6,35 6,32 6,30 7,28 8,26 8,24 9,22 10,21 11,19 12,17 14,16 15,14 16,13 18,11 19,10 21,9 23,8 27,6 32,4 36,3 41,1 47,1 53,0 59,0 65,0 70,0 76,1 81,2 85,3 89,5 93,6 97,8 98,9 100,10 102,11 103,13 104,14 105,16 107,17 108,19 109,21 110,22 112,26 113,30 114,35 93,37 92,36 92,35 92,33 92,32 91,31 90,30 89,29 89,28 88,27 87,26 86,25 85,24 84,24 83,23 81,22 80,22 79,21 78,20 76,20 74,19 71,19 70,18 69,18 67,18 66,18 62,18 59,18 56,18 52,18 49,19 46,19 43,19 40,20 38,22 37,22 36,22 35,23 34,24 33,24 32,25 32,26 31,27 31,27 30,29 30,30 30,30 29,32 29,32 29,34 28,35 28,36 28,37 28,38 28,40 29,41 29,43 30,43 30,45 30,45 30,46 31,46 31,47 32,48 33,49 34,49 35,50 36,51 37,52 38,52 39,53 41,54 42,54 43,55 45,55 48,57 51,57 59,59 62,60 67,62 73,63 75,64 78,65 90,68 95,71 97,72 99,73 100,74 102,76 105,77 107,79 108,80 109,81 110,82 111,83 111,84 112,86 113,87 114,88 114,91 115,92 116,94 116,96 116,97 116,99 117,101 117,103"><text:p/></draw:polygon><draw:polygon draw:style-name="gr5" draw:text-style-name="P17" svg:width="0.0276in" svg:height="0.098in" svg:x="3.1209in" svg:y="3.5657in" svg:viewBox="0 0 71 250" draw:points="71,125 71,134 70,143 70,151 68,160 67,168 65,176 62,184 59,192 57,200 53,207 49,214 46,218 44,222 40,229 35,236 29,243 23,250 0,250 6,243 11,236 16,229 21,222 25,214 29,207 33,200 36,192 38,184 41,176 43,168 44,160 46,151 46,143 47,134 47,125 47,116 46,107 46,98 44,90 43,81 41,73 38,66 36,58 33,51 29,43 25,35 21,28 16,21 11,14 6,7 0,0 23,0 29,7 35,14 40,21 44,28 46,32 49,35 53,43 57,50 59,58 62,65 65,73 67,82 68,90 70,98 70,107 71,116 71,124"><text:p/></draw:polygon></draw:g><draw:polygon draw:style-name="gr4" draw:text-style-name="P17" svg:width="0.1579in" svg:height="0.1579in" svg:x="3.0937in" svg:y="3.9681in" svg:viewBox="0 0 402 402" draw:points="0,402 0,0 402,0"><text:p/></draw:polygon><draw:g draw:style-name="gr3"><draw:polygon draw:style-name="gr4" draw:text-style-name="P17" svg:width="0.8433in" svg:height="1.1598in" svg:x="2.4079in" svg:y="1.4894in" svg:viewBox="0 0 2143 2947" draw:points="2143,0 2143,2545 1741,2947 0,2947 0,0"><text:p/></draw:polygon><draw:polygon draw:style-name="gr5" draw:text-style-name="P17" svg:width="0.0429in" svg:height="0.0732in" svg:x="2.6909in" svg:y="1.9744in" svg:viewBox="0 0 110 187" draw:points="56,187 50,187 45,186 40,185 35,184 31,182 27,180 24,179 23,178 21,176 19,175 17,173 16,172 14,170 12,168 11,167 10,165 7,160 5,155 3,150 1,144 0,138 24,135 25,139 26,141 26,143 27,144 27,146 28,147 29,149 30,151 30,152 31,153 32,155 33,156 34,157 35,158 36,159 37,160 38,161 39,162 40,162 41,163 43,164 44,165 45,165 46,165 48,166 49,166 51,166 52,167 53,167 54,167 56,167 59,167 62,166 64,166 65,165 67,165 68,165 69,164 70,163 72,162 73,162 74,161 75,159 77,157 78,156 79,155 80,154 81,152 82,149 83,146 84,142 84,138 85,134 85,130 85,20 49,20 49,0 110,0 110,129 110,132 109,135 109,139 109,142 108,145 108,148 107,151 106,153 105,156 104,158 103,161 102,163 100,165 99,168 97,169 95,171 94,173 92,175 90,176 88,178 86,179 83,181 81,182 78,183 76,184 73,185 70,185 68,186 65,186 62,186 59,187"><text:p/></draw:polygon><draw:polygon draw:style-name="gr5" draw:text-style-name="P17" svg:width="0.0602in" svg:height="0.0744in" svg:x="2.7472in" svg:y="1.9736in" svg:viewBox="0 0 154 190" draw:points="154,136 154,139 154,142 154,145 153,147 152,150 152,153 151,155 150,158 149,160 147,162 146,165 144,167 142,169 141,171 138,173 136,175 133,176 131,178 128,180 125,181 122,182 119,184 115,185 112,186 108,187 105,188 100,188 96,189 87,189 78,190 70,190 62,189 54,188 48,187 41,185 35,183 30,181 24,178 20,174 16,171 12,167 11,165 9,163 7,161 6,159 5,156 3,154 2,149 0,143 24,138 24,140 25,142 26,143 27,145 27,146 28,148 29,150 30,151 31,153 32,154 33,155 35,157 36,158 37,159 38,160 40,162 42,162 43,163 45,164 47,165 51,167 56,168 59,168 61,169 64,170 67,170 73,170 79,170 84,170 90,170 95,169 99,168 103,168 106,167 108,166 110,165 112,165 114,163 115,162 118,160 120,159 121,158 122,157 124,155 125,154 126,152 127,151 127,149 128,147 129,146 129,144 129,142 130,140 130,138 130,135 129,133 129,131 129,130 128,127 127,126 127,125 126,124 126,124 125,123 124,122 123,120 122,119 120,118 119,116 117,116 116,114 114,114 110,112 105,111 101,109 96,108 73,102 57,98 54,97 50,96 43,94 41,93 39,92 36,91 32,89 29,87 27,86 26,85 25,84 23,83 22,82 21,81 20,79 19,78 17,77 16,75 15,73 14,72 14,70 13,69 12,67 11,65 11,64 10,62 10,60 9,58 9,56 8,54 8,51 8,49 8,46 9,43 9,40 10,37 11,35 11,32 13,30 14,27 15,25 17,22 19,20 20,19 22,16 24,15 27,13 29,11 31,10 34,9 36,8 39,6 42,5 45,5 48,4 51,3 54,2 57,2 64,1 71,0 78,0 87,0 95,1 101,1 108,3 114,4 116,5 119,6 122,7 124,8 126,9 128,11 130,12 132,14 134,15 136,16 138,18 139,20 141,22 142,24 143,26 144,28 145,30 146,33 147,35 148,38 150,43 125,47 125,45 124,43 124,42 123,41 122,39 122,38 121,36 120,35 119,34 118,32 117,31 116,30 115,29 114,28 112,27 111,26 110,25 108,24 106,24 105,23 103,22 101,22 97,21 95,20 93,20 91,19 89,19 84,19 78,19 72,19 67,19 62,20 59,21 57,21 55,22 53,22 51,23 49,24 47,25 46,26 44,27 43,27 41,28 40,30 39,30 38,32 37,33 36,34 36,35 35,37 35,38 34,39 34,41 33,42 33,43 33,45 33,46 33,48 33,50 33,52 33,54 34,56 35,57 35,58 35,59 35,59 36,60 37,61 37,62 38,63 39,64 41,65 42,66 43,68 45,68 46,70 48,70 50,71 52,72 54,73 56,74 60,75 65,76 84,81 93,83 97,84 101,85 109,88 114,89 117,90 119,91 121,91 125,93 129,95 132,97 134,97 135,99 137,100 138,101 140,102 141,103 142,105 143,106 145,107 146,109 147,111 148,112 149,114 150,115 151,119 152,121 153,122 153,124 154,127 154,129 154,131 154,134"><text:p/></draw:polygon><draw:path draw:style-name="gr5" draw:text-style-name="P17" svg:width="0.0559in" svg:height="0.072in" svg:x="2.8209in" svg:y="1.9744in" svg:viewBox="0 0 143 184" svg:d="m143 56v3l-1 3v3 2l-1 3v3l-1 3-1 2-1 3-1 2-2 3-1 2-2 2-2 2-1 2-2 2-3 2-2 2-2 1-2 2-3 1-2 1-3 2-3 1-3 1-4 1-3 1h-3l-3 1h-4l-4 1h-4-54v71h-25v-184h78 8 3l4 1 4 1h3l3 1 3 1 3 1 3 1 3 2 2 1 3 1 2 2 2 2 3 1 2 2 1 2 2 2 2 2 1 3 1 2 2 2v3l1 2 1 3 1 3v3l1 2v3l1 4zm-25 3v-5l-1-3-1-2v-2-2l-1-1-1-2v-2l-1-2-2-1v-1l-2-1-1-2-1-1-2-1-1-1-1-1-2-1-4-1-4-2-4-1-4-1h-5-5-50v73h51 5l5-1h4l4-1 2-1 2-1 2-1 1-1 2-1h2l1-2 1-1 3-2 2-3 1-2 1-1v-2l1-2 1-1v-2l1-4 1-4z"><text:p/></draw:path><draw:polygon draw:style-name="gr5" draw:text-style-name="P17" svg:width="0.0453in" svg:height="0.072in" svg:x="2.9173in" svg:y="1.9744in" svg:viewBox="0 0 116 184" draw:points="0,184 0,165 47,165 47,22 5,52 5,30 49,0 71,0 71,165 116,165 116,184"><text:p/></draw:polygon><draw:polygon draw:style-name="gr5" draw:text-style-name="P17" svg:width="0.0276in" svg:height="0.098in" svg:x="2.4528in" svg:y="2.089in" svg:viewBox="0 0 71 250" draw:points="0,124 0,116 1,107 2,98 3,90 5,82 6,73 9,65 11,58 13,54 14,50 18,43 22,35 27,28 29,24 31,21 37,14 42,7 49,0 71,0 65,7 60,14 54,21 50,28 46,35 42,43 38,51 35,58 33,62 32,66 30,74 28,82 27,90 25,98 25,107 24,116 24,125 24,134 25,143 25,151 27,160 28,168 30,176 32,184 35,192 38,200 42,207 46,214 50,222 54,229 60,236 65,243 71,250 49,250 42,243 37,236 31,229 29,225 27,222 22,214 19,207 15,200 11,192 9,184 6,176 5,168 3,160 2,151 1,143 0,134 0,125"><text:p/></draw:polygon><draw:path draw:style-name="gr5" draw:text-style-name="P17" svg:width="0.0559in" svg:height="0.072in" svg:x="2.4902in" svg:y="2.0925in" svg:viewBox="0 0 143 184" svg:d="m143 56v3l-1 3v3 2l-1 3v3l-1 3-1 2-1 3-1 2-2 3-1 2-2 2-2 2-1 2-2 2-3 2-2 2-2 1-2 2-3 1-2 1-3 2-3 1-3 1-4 1-3 1h-3l-3 1h-4l-4 1h-4-54v71h-25v-184h78 8 3l4 1 4 1h3l3 1 3 1 3 1 3 1 3 2 2 1 3 1 2 2 2 2 3 1 2 2 1 2 2 2 2 2 1 3 1 2 2 2v3l1 2 1 3 1 3v3l1 2v3l1 4zm-25 3v-5l-1-3-1-2v-2-2l-1-1-1-2v-2l-1-2-2-1v-1l-2-1-1-2-1-1-2-1-1-1-1-1-2-1-4-1-4-2-4-1-4-1h-5-5-50v73h51 5l5-1h4l4-1 2-1 2-1 2-1 1-1 2-1h2l1-2 1-1 3-2 2-3 1-2 1-1v-2l1-2 1-1v-2l1-4 1-4z"><text:p/></draw:path><draw:path draw:style-name="gr5" draw:text-style-name="P17" svg:width="0.0539in" svg:height="0.0575in" svg:x="2.5555in" svg:y="2.1087in" svg:viewBox="0 0 138 147" svg:d="m43 147h-5l-5-1-5-1-4-1-2-1-2-1-1-1h-3l-1-2-1-1-2-1-1-2-2-1-1-2-1-1-1-2-1-2-1-1-1-2v-2l-2-4v-4l-1-5v-4-4-3l1-3v-3l1-3 1-3 1-2 1-3 2-2 1-2 2-2 2-2 2-1 1-2 2-2 2-1 2-1 3-1 2-1 2-1 3-1h2l3-1 3-1h2l3-1h3 3l6-1h5 32v-8-4-2l-1-2v-1-2-2l-1-2v-1l-1-2-1-1v-1l-1-1-1-2-1-1-1-1-1-1h-1l-1-1-1-1h-1l-2-1-1-1h-1l-1-1h-2-2-1l-2-1h-2-4-3-3-2l-1 1h-2-1-1-1l-2 1h-1l-1 1h-1l-1 1h-1l-1 1-1 1h-1l-1 1-1 2h-1v1l-1 2v1l-1 1-1 1v2 1l-1 1v2 2l-25-3 1-2v-2l1-2v-2l1-2 1-2 1-2v-1l1-2 2-2 1-1 1-2 1-1 2-2 1-1 2-1 1-2 2-1 2-1 2-1 2-1 3-1h2l2-1 3-1h3l3-1h3l3-1h3 7 7l6 1 5 1 5 1 5 2 3 1 2 1 2 1 2 1 2 2 1 1 2 2 2 2 1 1 1 2 2 2 1 2 1 2 1 2v3l1 2 1 5 1 5v6 61 2 3 2l1 2v2 2l1 1v1 0l1 1v1h1v1h1v0l1 1h1v1h1 1 1v1h1 2 4v0l1-1h1 1v0h1v14l-3 1h-2l-4 1-2 1h-3-5-3-1l-2-1h-1-1l-2-1h-1l-1-1h-2v-1h-2v-1l-1-1-1-1-1-1-1-2-1-1-1-1v-1-1l-1-1v-1l-1-3v-3l-1-3v-4h-1l-2 4-2 3-1 1-1 2-1 1-2 2-1 1-1 1-1 1-1 2-2 1-1 1-1 1-2 1-4 2h-1l-1 1-2 1h-2l-2 1-2 1-3 1h-5l-4 1zm0-18h3 3 2l3-1 2-1h2l3-1 2-1 2-1 2-1 2-1 2-2 1-1 2-1 2-2 1-1 1-2 1-2 2-1 1-2 1-2 1-1 1-4 1-2 1-2v-2-2-1l1-3v-1-2-11h-26-4-4l-5 1h-3l-4 1h-2l-2 1h-1l-2 1h-2l-1 1-2 1-1 1-1 1-1 1-1 1-1 1-1 2-1 1-1 1v1l-1 1v3l-1 1-1 2v2 3 2 3 3l1 2 1 2v1l1 1v1 1l1 1 1 1 1 1v1l1 1h1l1 1 1 1h1l1 1h1 1l2 1 3 1h2z"><text:p/></draw:path><draw:path draw:style-name="gr5" draw:text-style-name="P17" svg:width="0.0469in" svg:height="0.0783in" svg:x="2.6146in" svg:y="2.1087in" svg:viewBox="0 0 120 200" svg:d="m60 200h-6l-5-1h-3l-2-1-3-1h-2l-5-1-2-1-2-1-2-1-2-1-2-1-1-1-2-1-2-2-1-1-2-1-1-1-1-2-1-1-1-2-1-2-1-1-1-2-1-2v-2l-1-2-1-3 24-4v1 1 2l1 1 1 2 1 2 2 2 1 1 2 2 2 1 2 2h2l2 1 3 1 3 1h3 3 3 4 2 2 1l2-1h2l2-1h1l1-1 2-1 1-1h2l1-1 1-2 1-1 2-1 1-1v-2l2-1 1-2v-2l1-1 1-3v-2l1-2v-2l1-2v-2-3-5-23 0l-1 2-2 3-2 2-2 3v1l-2 1-1 2h-1l-2 3-3 2-3 1-3 2-3 1-4 2h-4l-4 1h-2l-2 1h-2-3-3l-3-1h-3-3l-3-1h-3l-2-2h-3l-2-2-2-1-2-2-2-1-3-2-1-2-2-2-2-2-1-3-2-2-1-3-1-3-1-2-1-3-1-7-2-7v-7l-1-8v-9-8l1-8v-7l2-7 1-7 1-3 1-3 2-3 1-3 1-2 2-3 2-2 1-2 2-2 2-2 2-2 3-1 2-2 2-1 3-1 3-1 3-1 3-1h3l3-1h4 3 4 3l4 1 3 1 3 1 3 1 3 1 3 2 3 1 2 3 2 2 3 2 2 3 2 3 2 3 1 3v0-1-1l1-2v-2-2-2-2-1-3 0-1-2-2 0-1 0-1-1h1v0-1 0 0h22v4 1 1 0 1 2 2 9 1l-1 1v3 5 108 7 7l-2 6-1 6-1 3-1 2-1 3-2 2-1 2-2 3-1 2-2 1-2 2-2 2-2 1-2 2-2 1-3 2-3 1-3 1-5 1-7 2h-6zm28-126v-3-4-4l-1-3v-3l-1-3v-2l-1-3-1-3-1-2-1-3-1-2-1-2-1-2-1-2-2-2-1-1-2-2-1-1-1-2h-2l-1-2h-2l-1-1-2-1-2-1h-1-2l-2-1h-2-2-1-2-3-2l-2 1h-1-3l-1 1-2 1-2 1h-1l-1 2-2 1-1 1-1 1-1 2-2 1-1 2-1 2v2l-1 2-1 3-1 2v2l-1 3-1 5-1 6v7 7 7 7l1 6 1 6 1 2v3l1 2 1 2 1 2v2l1 2 1 2 2 1 1 2 1 1 1 1 2 1 1 1 1 1h2l2 1 1 1h2l2 1h2 2 2 2 2 2 1 2l2-1h2l1-1 2-1h2l2-1 1-1 1-1 2-2 1-1 2-2 1-1 2-2 1-2 1-2 1-1 1-3 1-2 1-3 1-2 1-3v-3l1-3v-3l1-3v-3-4z"><text:p/></draw:path><draw:path draw:style-name="gr5" draw:text-style-name="P17" svg:width="0.0492in" svg:height="0.0575in" svg:x="2.6736in" svg:y="2.1087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17" svg:width="0.0665in" svg:height="0.0744in" svg:x="2.7618in" svg:y="2.0913in" svg:viewBox="0 0 170 190" draw:points="90,20 86,20 83,21 79,21 76,22 72,22 69,24 65,24 62,26 59,27 57,29 54,30 51,32 49,34 46,36 44,38 42,41 40,43 38,46 37,49 35,51 33,54 32,57 31,60 30,64 29,67 27,70 27,74 26,78 26,82 26,86 25,94 25,98 26,102 26,106 27,110 27,114 28,117 29,121 30,124 31,128 32,131 34,134 35,138 37,141 39,143 41,146 43,149 45,151 47,153 50,155 52,157 55,159 58,161 61,162 64,164 67,165 70,166 73,167 77,168 80,168 84,169 87,169 91,169 96,169 99,169 101,169 104,168 106,168 108,167 111,167 113,166 115,165 117,164 119,163 121,162 123,161 125,160 127,159 130,156 132,154 133,153 135,151 136,150 138,148 139,146 144,139 147,135 148,133 149,131 170,141 168,144 167,146 166,149 164,151 163,154 161,156 157,160 156,162 154,165 151,167 149,169 147,170 145,173 140,176 138,178 135,179 132,181 130,182 127,183 124,184 118,186 115,187 111,188 108,188 105,189 101,189 97,189 94,190 90,190 84,190 79,189 74,189 69,188 64,187 59,186 55,184 51,183 46,181 43,179 39,177 35,174 32,172 29,169 26,166 23,163 20,159 17,156 15,153 13,149 11,145 9,141 7,137 6,132 5,128 3,124 3,119 2,114 1,109 0,104 0,99 0,94 0,89 0,84 1,78 2,73 3,69 3,64 5,59 6,55 8,51 9,47 11,43 14,39 16,35 18,32 21,29 24,25 27,22 30,19 33,17 36,14 40,12 43,10 47,8 51,7 56,5 60,4 65,3 70,2 74,1 79,0 84,0 90,0 97,0 104,1 111,2 117,3 123,5 129,6 134,9 139,11 144,15 149,18 152,22 156,26 160,30 163,35 165,40 168,46 144,54 143,51 141,47 140,44 139,43 138,41 136,39 135,38 134,37 132,35 131,34 130,33 126,30 124,29 123,28 121,27 119,26 117,25 115,24 111,23 106,22 103,22 101,21 98,21 96,21 93,20"><text:p/></draw:polygon><draw:path draw:style-name="gr5" draw:text-style-name="P17" svg:width="0.0492in" svg:height="0.0575in" svg:x="2.8378in" svg:y="2.1087in" svg:viewBox="0 0 126 147" svg:d="m126 73v9l-1 9-1 7-2 7-2 7-1 3-2 3-1 3-2 3-2 2-2 3-2 2-2 2-3 2-2 2-3 1-2 2-3 1-3 1-3 1-3 1-7 2h-7l-8 1h-3l-4-1h-3-3l-4-1-3-1-3-1-3-1-3-1-3-1-2-2-3-1-2-2-2-2-2-2-3-2-2-2-1-3-2-2-2-3-1-3-2-3-1-4-1-3-1-3-1-4v-4l-1-4-1-5v-4-9-8l1-9 1-7 2-8 2-6 3-6 3-6 4-4 4-5 5-4 5-3 5-2 7-2 7-2 7-1h7 5 3 4l4 1 3 1 4 1h3l3 2 3 1 2 1 3 2 3 1 2 2 2 2 2 2 2 2 2 3 2 2 1 3 2 3 1 3 2 3 1 3 1 3 1 3v4l1 4v4l1 9zm-24 8v-8l-1-7-1-6v-3l-1-3-1-3v-2l-1-3-1-2-1-2-1-2-1-2-1-1-2-2-1-1-1-2-2-1-1-1h-2l-2-1-1-1-2-1h-2l-2-1h-2-2l-2-1h-2-2-2-3l-2 1h-2-2l-2 1h-2l-2 1-1 1-2 1-2 1-1 1-2 1-1 1-2 1-1 2-1 2-2 1v3l-1 2-1 2-1 2-1 3-1 2v3l-1 3v3l-1 4-1 6v8l1 8v7l1 7 1 5 1 3 1 2 1 3 1 2 1 2 1 2 1 2 1 2 2 1 1 2 1 1 2 1 1 1 2 1 2 1 1 1 2 1h2l2 1h1 3l1 1h4 3 2l2-1h2 2l2-1 2-1h1l2-1 2-1 2-1h2l1-2 2-1 1-2 1-1 1-2 2-2 1-2 1-2 1-2v-3l1-2 1-3 1-3v-2-3l1-4 1-7z"><text:p/></draw:path><draw:polygon draw:style-name="gr5" draw:text-style-name="P17" svg:width="0.0445in" svg:height="0.0563in" svg:x="2.8992in" svg:y="2.1087in" svg:viewBox="0 0 114 144" draw:points="90,144 90,54 90,49 90,45 90,43 89,41 89,39 89,37 88,35 88,34 87,32 87,31 86,30 86,28 85,27 84,26 83,25 82,24 81,23 80,22 78,22 77,21 76,20 75,20 72,19 69,19 67,19 65,18 63,18 61,18 59,18 57,18 55,19 53,19 51,19 49,20 48,20 46,21 44,22 43,23 41,24 40,25 38,26 37,27 36,28 35,30 33,31 32,32 31,34 30,36 30,38 29,39 28,41 27,43 27,46 26,48 25,50 25,52 25,55 24,57 24,62 24,144 1,144 1,33 1,24 1,19 1,16 0,14 0,13 0,12 0,11 0,10 0,8 0,7 0,6 0,5 0,4 0,3 0,3 0,3 22,3 22,3 22,4 22,5 23,6 23,7 23,8 23,8 23,9 23,11 23,13 23,14 23,15 23,16 23,19 23,20 23,27 24,27 26,24 27,21 30,18 31,16 32,14 33,13 34,12 35,11 38,9 41,7 43,5 46,4 48,4 49,3 51,3 53,2 54,2 57,1 58,1 60,0 62,0 65,0 69,0 75,0 77,0 80,1 82,1 85,2 87,2 89,3 92,4 94,5 95,5 97,7 99,8 100,9 102,10 103,12 105,14 106,15 107,17 108,19 109,21 110,23 111,25 111,27 112,30 113,32 113,35 114,38 114,43 114,50 114,144"><text:p/></draw:polygon><draw:polygon draw:style-name="gr5" draw:text-style-name="P17" svg:width="0.0264in" svg:height="0.0689in" svg:x="2.9524in" svg:y="2.0969in" svg:viewBox="0 0 68 176" draw:points="68,173 63,174 60,174 57,175 51,175 48,176 44,176 41,176 38,175 35,174 32,173 30,173 27,171 25,170 23,168 22,165 20,163 19,160 18,157 17,154 16,151 16,147 16,143 16,49 0,49 0,32 17,32 24,0 40,0 40,32 66,32 66,49 40,49 40,138 40,141 40,143 40,145 41,147 41,149 42,150 42,151 43,152 43,153 43,153 44,154 44,154 45,155 46,155 46,155 47,156 48,156 49,156 49,157 51,157 53,157 55,157 56,157 57,157 58,157 59,157 61,156 62,156 63,156 65,156 65,156 67,155 68,155 68,155"><text:p/></draw:polygon><draw:path draw:style-name="gr5" draw:text-style-name="P17" svg:width="0.0492in" svg:height="0.0575in" svg:x="2.9846in" svg:y="2.1087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17" svg:width="0.0445in" svg:height="0.0563in" svg:x="3.0457in" svg:y="2.1087in" svg:viewBox="0 0 114 144" draw:points="90,144 90,54 90,49 90,45 90,43 89,41 89,39 89,37 88,35 88,34 87,32 87,31 86,30 86,28 85,27 84,26 83,25 82,24 81,23 80,22 78,22 77,21 76,20 75,20 72,19 69,19 67,19 65,18 63,18 61,18 59,18 57,18 55,19 53,19 51,19 49,20 48,20 46,21 44,22 43,23 41,24 40,25 38,26 37,27 36,28 35,30 33,31 32,32 31,34 30,36 30,38 29,39 28,41 27,43 27,46 26,48 25,50 25,52 25,55 24,57 24,62 24,144 1,144 1,33 1,24 1,19 1,16 0,14 0,13 0,12 0,11 0,10 0,8 0,7 0,6 0,5 0,4 0,3 0,3 0,3 22,3 22,3 22,4 22,5 23,6 23,7 23,8 23,8 23,9 23,11 23,13 23,14 23,15 23,16 23,19 23,20 23,27 24,27 26,24 27,21 30,18 31,16 32,14 33,13 34,12 35,11 38,9 41,7 43,5 46,4 48,4 49,3 51,3 53,2 54,2 57,1 58,1 60,0 62,0 65,0 69,0 75,0 77,0 80,1 82,1 85,2 87,2 89,3 92,4 94,5 95,5 97,7 99,8 100,9 102,10 103,12 105,14 106,15 107,17 108,19 109,21 110,23 111,25 111,27 112,30 113,32 113,35 114,38 114,43 114,50 114,144"><text:p/></draw:polygon><draw:polygon draw:style-name="gr5" draw:text-style-name="P17" svg:width="0.0264in" svg:height="0.0689in" svg:x="3.0992in" svg:y="2.0969in" svg:viewBox="0 0 68 176" draw:points="68,173 63,174 60,174 57,175 51,175 48,176 44,176 41,176 38,175 35,174 32,173 30,173 27,171 25,170 23,168 22,165 20,163 19,160 18,157 17,154 16,151 16,147 16,143 16,49 0,49 0,32 17,32 24,0 40,0 40,32 66,32 66,49 40,49 40,138 40,141 40,143 40,145 41,147 41,149 42,150 42,151 43,152 43,153 43,153 44,154 44,154 45,155 46,155 46,155 47,156 48,156 49,156 49,157 51,157 53,157 55,157 56,157 57,157 58,157 59,157 61,156 62,156 63,156 65,156 65,156 67,155 68,155 68,155"><text:p/></draw:polygon><draw:polygon draw:style-name="gr5" draw:text-style-name="P17" svg:width="0.0457in" svg:height="0.0571in" svg:x="3.1291in" svg:y="2.1087in" svg:viewBox="0 0 117 146" draw:points="117,105 117,107 116,110 116,112 116,114 115,116 115,119 114,120 113,122 112,124 111,126 109,128 108,130 106,131 105,132 103,134 102,135 100,137 98,138 96,139 94,140 91,141 89,142 86,143 84,143 81,144 78,145 75,145 72,146 69,146 66,146 59,146 53,146 48,146 42,145 37,145 32,143 28,142 26,141 24,141 22,139 20,138 18,137 16,136 14,135 13,134 11,132 10,131 8,129 7,127 6,126 5,124 4,122 3,120 2,118 1,115 0,113 0,111 21,106 22,109 23,112 24,114 25,116 26,117 27,119 28,119 29,120 30,121 31,122 32,122 33,123 35,124 38,125 41,126 44,127 48,127 51,128 55,128 59,128 63,128 66,128 70,128 71,128 73,127 76,127 78,126 79,126 80,125 81,125 83,124 84,124 85,123 86,122 87,122 88,121 89,120 90,119 90,118 91,117 92,116 92,116 92,115 93,114 93,112 93,111 94,109 94,108 94,106 94,105 94,103 93,102 93,100 92,99 92,98 92,97 91,96 90,95 89,94 88,93 87,92 86,91 85,90 84,90 82,89 80,88 76,86 73,85 69,84 65,84 61,82 53,80 49,79 44,78 40,76 36,75 32,73 28,71 26,70 24,70 22,69 21,68 19,66 18,65 16,64 15,62 14,61 12,59 11,58 10,57 9,56 9,55 8,53 7,51 6,49 6,47 6,45 5,42 5,40 6,35 6,32 6,30 7,28 8,26 8,24 9,22 10,21 11,19 12,17 14,16 15,14 16,13 18,11 19,10 21,9 23,8 27,6 32,4 36,3 41,1 47,1 53,0 59,0 65,0 70,0 76,1 81,2 85,3 89,5 93,6 97,8 98,9 100,10 102,11 103,13 104,14 105,16 107,17 108,19 109,21 110,22 112,26 113,30 114,35 93,37 92,36 92,35 92,33 92,32 91,31 90,30 89,29 89,28 88,27 87,26 86,25 85,24 84,24 83,23 81,22 80,22 79,21 78,20 76,20 74,19 71,19 70,18 69,18 67,18 66,18 62,18 59,18 56,18 52,18 49,19 46,19 43,19 40,20 38,22 37,22 36,22 35,23 34,24 33,24 32,25 32,26 31,27 31,27 30,29 30,30 30,30 29,32 29,32 29,34 28,35 28,36 28,37 28,38 28,40 29,41 29,43 30,43 30,45 30,45 30,46 31,46 31,47 32,48 33,49 34,49 35,50 36,51 37,52 38,52 39,53 41,54 42,54 43,55 45,55 48,57 51,57 59,59 62,60 67,62 73,63 75,64 78,65 90,68 95,71 97,72 99,73 100,74 102,76 105,77 107,79 108,80 109,81 110,82 111,83 111,84 112,86 113,87 114,88 114,91 115,92 116,94 116,96 116,97 116,99 117,101 117,103"><text:p/></draw:polygon><draw:polygon draw:style-name="gr5" draw:text-style-name="P17" svg:width="0.0276in" svg:height="0.098in" svg:x="3.1791in" svg:y="2.089in" svg:viewBox="0 0 71 250" draw:points="71,125 71,134 70,143 70,151 68,160 67,168 65,176 62,184 59,192 57,200 53,207 49,214 46,218 44,222 40,229 35,236 29,243 23,250 0,250 6,243 11,236 16,229 21,222 25,214 29,207 33,200 36,192 38,184 41,176 43,168 44,160 46,151 46,143 47,134 47,125 47,116 46,107 46,98 44,90 43,81 41,73 38,66 36,58 33,51 29,43 25,35 21,28 16,21 11,14 6,7 0,0 23,0 29,7 35,14 40,21 44,28 46,32 49,35 53,43 57,50 59,58 62,65 65,73 67,82 68,90 70,98 70,107 71,116 71,124"><text:p/></draw:polygon></draw:g><draw:polygon draw:style-name="gr2" draw:text-style-name="P17" svg:width="0.4744in" svg:height="0.3161in" svg:x="2.5909in" svg:y="2.2276in" svg:viewBox="0 0 1206 804" draw:points="0,804 0,0 1206,0 1206,804"><text:p/></draw:polygon><draw:g draw:style-name="gr3"><draw:polygon draw:style-name="gr4" draw:text-style-name="P17" svg:width="0.8433in" svg:height="1.1598in" svg:x="3.6736in" svg:y="1.4894in" svg:viewBox="0 0 2143 2947" draw:points="2143,0 2143,2545 1741,2947 0,2947 0,0"><text:p/></draw:polygon><draw:polygon draw:style-name="gr5" draw:text-style-name="P17" svg:width="0.0591in" svg:height="0.072in" svg:x="3.8854in" svg:y="1.9154in" svg:viewBox="0 0 151 184" draw:points="88,20 88,184 63,184 63,20 0,20 0,0 151,0 151,20"><text:p/></draw:polygon><draw:path draw:style-name="gr5" draw:text-style-name="P17" svg:width="0.0492in" svg:height="0.0575in" svg:x="3.9402in" svg:y="1.9319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17" svg:width="0.0736in" svg:height="0.0563in" svg:x="4in" svg:y="1.9319in" svg:viewBox="0 0 188 144" draw:points="83,144 83,54 83,49 82,45 82,41 81,37 81,35 81,34 80,32 80,31 79,30 78,28 78,27 77,26 76,25 76,24 75,23 73,22 73,22 71,21 70,20 69,20 67,19 64,19 62,19 60,18 59,18 57,18 55,18 53,18 51,19 50,19 48,19 46,20 45,20 43,21 42,22 41,23 39,24 38,25 37,26 35,27 34,28 33,30 32,30 32,31 31,32 30,34 29,36 29,38 28,39 27,43 26,46 26,48 25,50 25,52 24,57 24,62 24,144 1,144 1,33 1,24 1,19 1,16 0,14 0,13 0,12 0,11 0,10 0,8 0,7 0,6 0,5 0,4 0,3 0,3 0,3 22,3 22,3 22,4 22,5 23,6 23,7 23,8 23,8 23,9 23,11 23,13 23,14 23,15 23,16 23,19 23,20 23,27 24,27 25,24 27,21 30,16 31,14 32,13 33,12 35,11 35,10 37,9 39,7 41,6 42,5 43,5 44,4 46,4 47,3 50,2 52,2 54,1 55,1 57,0 59,0 61,0 65,0 69,0 73,0 76,1 80,2 83,3 86,3 88,5 91,6 92,7 93,8 94,9 95,10 96,11 97,12 99,15 100,17 101,20 103,24 103,27 104,27 105,24 107,21 109,18 111,16 112,14 113,13 114,12 115,11 118,9 120,7 122,6 123,5 124,5 126,4 127,4 129,3 132,2 134,2 135,1 137,1 139,0 141,0 143,0 147,0 149,0 152,0 154,0 157,1 159,1 161,2 163,2 165,3 167,4 169,5 171,5 173,7 174,8 176,9 177,10 178,12 179,14 181,15 181,17 183,19 184,21 184,23 185,25 186,27 186,32 187,38 188,43 188,50 188,144 165,144 165,54 165,49 164,45 164,41 163,37 163,35 162,34 162,32 162,31 161,30 160,28 159,27 159,26 158,26 158,25 157,24 157,24 156,23 155,22 154,22 153,21 152,20 151,20 148,19 147,19 146,19 144,19 142,18 141,18 139,18 137,18 135,18 133,19 132,19 130,19 128,20 127,20 125,21 124,22 122,23 121,24 119,24 118,26 117,27 116,28 115,30 114,31 113,32 112,34 111,35 110,37 110,39 109,41 108,43 108,45 107,47 107,50 107,52 106,54 106,57 106,62 106,144"><text:p/></draw:polygon><draw:path draw:style-name="gr5" draw:text-style-name="P17" svg:width="0.0469in" svg:height="0.0783in" svg:x="4.0882in" svg:y="1.9319in" svg:viewBox="0 0 120 200" svg:d="m120 73v8 7l-1 7-1 8-1 3-1 3-1 3-1 3-1 3-1 3-1 3-2 2-1 3-2 2-2 2-2 2-2 2-2 1-2 2-3 1-2 2-3 1-3 1-3 1h-3-3l-4 1h-4-3l-4-1h-4-3l-3-1-3-1-3-1-3-2-3-1-3-2-2-2-2-2-2-3-2-2-2-3-2-4v0 0 0 0 0 0 0 0 0 1 0 0 0 0 1 1 5 7 2 2 2 1 1 55h-23v-168-10-3-2l-1-2v-2-6-1-1-1-1 0 0h23v0 0 0 1 0 1 0 2 1 1l1 1v1 2 1 2 1 1 1 1 1 1 2 1 0l1-1 1-2 1-2 1-1 1-2 1-1 1-1 1-1 1-2 1-1 1-1 2-1 1-1h1l3-2 1-1 1-1h2l1-1h2l1-1h2l2-1h3l3-1h4 4 4 4l3 1h3l3 1 3 1 3 1 2 1 3 1 2 2 2 2 2 1 2 3 2 1 2 3 1 2 2 2 1 3 2 2v3l2 3v4l1 3 1 3 1 7 1 7v8zm-24 8v-6l-1-6v-6l-1-5v-3l-1-2v-2l-1-2-1-3-1-2-1-4-1-1-2-2-1-1-1-1-1-2-2-1-1-1-2-1-1-1-2-1h-2l-2-1h-2-2l-2-1h-3-2-1l-2 1h-2-2-2l-3 1-1 1h-1l-2 1h-1l-2 2-1 1-2 1-1 1-2 2-1 2-1 1-1 3-1 2-1 2-1 2-1 2-1 3v3l-1 3v4l-1 3-1 8v8 7l1 7 1 6 1 5v3l1 2 1 3 1 2 1 2 1 2 1 2 1 1 1 2 2 1 1 2 2 1 1 1 2 1 1 1 2 1h2l2 1h1l3 1h2l2 1h2 2 3l2-1h2 2l2-1 2-1h2l1-1 2-1 1-1 2-2 1-1 1-2 1-1 2-2 1-1v-2l1-2 1-2 1-2 1-2v-3l1-2v-3l1-11 1-6z"><text:p/></draw:path><draw:polygon draw:style-name="gr5" draw:text-style-name="P17" svg:width="0.0091in" svg:height="0.0764in" svg:x="4.1472in" svg:y="1.9118in" svg:viewBox="0 0 24 195" draw:points="0,195 0,0 24,0 24,195"><text:p/></draw:polygon><draw:path draw:style-name="gr5" draw:text-style-name="P17" svg:width="0.0539in" svg:height="0.0575in" svg:x="4.1673in" svg:y="1.9319in" svg:viewBox="0 0 138 147" svg:d="m43 147h-5l-5-1-5-1-4-1-2-1-2-1-1-1h-3l-1-2-1-1-2-1-1-2-2-1-1-2-1-1-1-2-1-2-1-1-1-2v-2l-2-4v-4l-1-5v-4-4-3l1-3v-3l1-3 1-3 1-2 1-3 2-2 1-2 2-2 2-2 2-1 1-2 2-2 2-1 2-1 3-1 2-1 2-1 3-1h2l3-1 3-1h2l3-1h3 3l6-1h5 32v-8-4-2l-1-2v-1-2-2l-1-2v-1l-1-2-1-1v-1l-1-1-1-2-1-1-1-1-1-1h-1l-1-1-1-1h-1l-2-1-1-1h-1l-1-1h-2-2-1l-2-1h-2-4-3-3-2l-1 1h-2-1-1-1l-2 1h-1l-1 1h-1l-1 1h-1l-1 1-1 1h-1l-1 1-1 2h-1v1l-1 2v1l-1 1-1 1v2 1l-1 1v2 2l-25-3 1-2v-2l1-2v-2l1-2 1-2 1-2v-1l1-2 2-2 1-1 1-2 1-1 2-2 1-1 2-1 1-2 2-1 2-1 2-1 2-1 3-1h2l2-1 3-1h3l3-1h3l3-1h3 7 7l6 1 5 1 5 1 5 2 3 1 2 1 2 1 2 1 2 2 1 1 2 2 2 2 1 1 1 2 2 2 1 2 1 2 1 2v3l1 2 1 5 1 5v6 61 2 3 2l1 2v2 2l1 1v1 0l1 1v1h1v1h1v0l1 1h1v1h1 1 1v1h1 2 4v0l1-1h1 1v0h1v14l-3 1h-2l-4 1-2 1h-3-5-3-1l-2-1h-1-1l-2-1h-1l-1-1h-2v-1h-2v-1l-1-1-1-1-1-1-1-2-1-1-1-1v-1-1l-1-1v-1l-1-3v-3l-1-3v-4h-1l-2 4-2 3-1 1-1 2-1 1-2 2-1 1-1 1-1 1-1 2-2 1-1 1-1 1-2 1-4 2h-1l-1 1-2 1h-2l-2 1-2 1-3 1h-5l-4 1zm0-18h3 3 2l3-1 2-1h2l3-1 2-1 2-1 2-1 2-1 2-2 1-1 2-1 2-2 1-1 1-2 1-2 2-1 1-2 1-2 1-1 1-4 1-2 1-2v-2-2-1l1-3v-1-2-11h-26-4-4l-5 1h-3l-4 1h-2l-2 1h-1l-2 1h-2l-1 1-2 1-1 1-1 1-1 1-1 1-1 1-1 2-1 1-1 1v1l-1 1v3l-1 1-1 2v2 3 2 3 3l1 2 1 2v1l1 1v1 1l1 1 1 1 1 1v1l1 1h1l1 1 1 1h1l1 1h1 1l2 1 3 1h2z"><text:p/></draw:path><draw:polygon draw:style-name="gr5" draw:text-style-name="P17" svg:width="0.0264in" svg:height="0.0689in" svg:x="4.2236in" svg:y="1.9201in" svg:viewBox="0 0 68 176" draw:points="68,173 63,174 60,174 57,175 51,175 48,176 44,176 41,176 38,175 35,174 32,173 30,173 27,171 25,170 23,168 22,165 20,163 19,160 18,157 17,154 16,151 16,147 16,143 16,49 0,49 0,32 17,32 24,0 40,0 40,32 66,32 66,49 40,49 40,138 40,141 40,143 40,145 41,147 41,149 42,150 42,151 43,152 43,153 43,153 44,154 44,154 45,155 46,155 46,155 47,156 48,156 49,156 49,157 51,157 53,157 55,157 56,157 57,157 58,157 59,157 61,156 62,156 63,156 65,156 65,156 67,155 68,155 68,155"><text:p/></draw:polygon><draw:path draw:style-name="gr5" draw:text-style-name="P17" svg:width="0.0492in" svg:height="0.0575in" svg:x="4.2555in" svg:y="1.9319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17" svg:width="0.0429in" svg:height="0.0732in" svg:x="3.9555in" svg:y="2.0335in" svg:viewBox="0 0 110 187" draw:points="56,187 50,187 45,186 40,185 35,184 31,182 27,180 24,179 23,178 21,176 19,175 17,173 16,172 14,170 12,168 11,167 10,165 7,160 5,155 3,150 1,144 0,138 24,135 25,139 26,141 26,143 27,144 27,146 28,147 29,149 30,151 30,152 31,153 32,155 33,156 34,157 35,158 36,159 37,160 38,161 39,162 40,162 41,163 43,164 44,165 45,165 46,165 48,166 49,166 51,166 52,167 53,167 54,167 56,167 59,167 62,166 64,166 65,165 67,165 68,165 69,164 70,163 72,162 73,162 74,161 75,159 77,157 78,156 79,155 80,154 81,152 82,149 83,146 84,142 84,138 85,134 85,130 85,20 49,20 49,0 110,0 110,129 110,132 109,135 109,139 109,142 108,145 108,148 107,151 106,153 105,156 104,158 103,161 102,163 100,165 99,168 97,169 95,171 94,173 92,175 90,176 88,178 86,179 83,181 81,182 78,183 76,184 73,185 70,185 68,186 65,186 62,186 59,187"><text:p/></draw:polygon><draw:polygon draw:style-name="gr5" draw:text-style-name="P17" svg:width="0.0602in" svg:height="0.0744in" svg:x="4.0118in" svg:y="2.0323in" svg:viewBox="0 0 154 190" draw:points="154,136 154,139 154,142 154,145 153,147 152,150 152,153 151,155 150,158 149,160 147,162 146,165 144,167 142,169 141,171 138,173 136,175 133,176 131,178 128,180 125,181 122,182 119,184 115,185 112,186 108,187 105,188 100,188 96,189 87,189 78,190 70,190 62,189 54,188 48,187 41,185 35,183 30,181 24,178 20,174 16,171 12,167 11,165 9,163 7,161 6,159 5,156 3,154 2,149 0,143 24,138 24,140 25,142 26,143 27,145 27,146 28,148 29,150 30,151 31,153 32,154 33,155 35,157 36,158 37,159 38,160 40,162 42,162 43,163 45,164 47,165 51,167 56,168 59,168 61,169 64,170 67,170 73,170 79,170 84,170 90,170 95,169 99,168 103,168 106,167 108,166 110,165 112,165 114,163 115,162 118,160 120,159 121,158 122,157 124,155 125,154 126,152 127,151 127,149 128,147 129,146 129,144 129,142 130,140 130,138 130,135 129,133 129,131 129,130 128,127 127,126 127,125 126,124 126,124 125,123 124,122 123,120 122,119 120,118 119,116 117,116 116,114 114,114 110,112 105,111 101,109 96,108 73,102 57,98 54,97 50,96 43,94 41,93 39,92 36,91 32,89 29,87 27,86 26,85 25,84 23,83 22,82 21,81 20,79 19,78 17,77 16,75 15,73 14,72 14,70 13,69 12,67 11,65 11,64 10,62 10,60 9,58 9,56 8,54 8,51 8,49 8,46 9,43 9,40 10,37 11,35 11,32 13,30 14,27 15,25 17,22 19,20 20,19 22,16 24,15 27,13 29,11 31,10 34,9 36,8 39,6 42,5 45,5 48,4 51,3 54,2 57,2 64,1 71,0 78,0 87,0 95,1 101,1 108,3 114,4 116,5 119,6 122,7 124,8 126,9 128,11 130,12 132,14 134,15 136,16 138,18 139,20 141,22 142,24 143,26 144,28 145,30 146,33 147,35 148,38 150,43 125,47 125,45 124,43 124,42 123,41 122,39 122,38 121,36 120,35 119,34 118,32 117,31 116,30 115,29 114,28 112,27 111,26 110,25 108,24 106,24 105,23 103,22 101,22 97,21 95,20 93,20 91,19 89,19 84,19 78,19 72,19 67,19 62,20 59,21 57,21 55,22 53,22 51,23 49,24 47,25 46,26 44,27 43,27 41,28 40,30 39,30 38,32 37,33 36,34 36,35 35,37 35,38 34,39 34,41 33,42 33,43 33,45 33,46 33,48 33,50 33,52 33,54 34,56 35,57 35,58 35,59 35,59 36,60 37,61 37,62 38,63 39,64 41,65 42,66 43,68 45,68 46,70 48,70 50,71 52,72 54,73 56,74 60,75 65,76 84,81 93,83 97,84 101,85 109,88 114,89 117,90 119,91 121,91 125,93 129,95 132,97 134,97 135,99 137,100 138,101 140,102 141,103 142,105 143,106 145,107 146,109 147,111 148,112 149,114 150,115 151,119 152,121 153,122 153,124 154,127 154,129 154,131 154,134"><text:p/></draw:polygon><draw:path draw:style-name="gr5" draw:text-style-name="P17" svg:width="0.0559in" svg:height="0.072in" svg:x="4.087in" svg:y="2.0335in" svg:viewBox="0 0 143 184" svg:d="m143 56v3l-1 3v3 2l-1 3v3l-1 3-1 2-1 3-1 2-2 3-1 2-2 2-2 2-1 2-2 2-3 2-2 2-2 1-2 2-3 1-2 1-3 2-3 1-3 1-4 1-3 1h-3l-3 1h-4l-4 1h-4-54v71h-25v-184h78 8 3l4 1 4 1h3l3 1 3 1 3 1 3 1 3 2 2 1 3 1 2 2 2 2 3 1 2 2 1 2 2 2 2 2 1 3 1 2 2 2v3l1 2 1 3 1 3v3l1 2v3l1 4zm-25 3v-5l-1-3-1-2v-2-2l-1-1-1-2v-2l-1-2-2-1v-1l-2-1-1-2-1-1-2-1-1-1-1-1-2-1-4-1-4-2-4-1-4-1h-5-5-50v73h51 5l5-1h4l4-1 2-1 2-1 2-1 1-1 2-1h2l1-2 1-1 3-2 2-3 1-2 1-1v-2l1-2 1-1v-2l1-4 1-4z"><text:p/></draw:path><draw:polygon draw:style-name="gr5" draw:text-style-name="P17" svg:width="0.0476in" svg:height="0.0732in" svg:x="4.1815in" svg:y="2.0323in" svg:viewBox="0 0 122 187" draw:points="0,187 0,171 2,167 3,163 5,159 7,156 9,153 12,150 14,146 16,143 21,138 26,132 31,127 36,122 57,105 62,101 68,97 76,89 78,86 81,84 82,82 84,80 86,78 87,76 89,74 90,72 91,69 92,67 93,65 94,62 94,59 95,57 95,54 95,51 95,49 95,48 95,46 95,44 94,42 94,41 93,39 92,38 92,36 91,35 90,33 89,32 89,31 88,30 87,29 86,27 84,27 84,26 82,25 81,24 79,23 78,23 77,22 75,22 73,21 72,21 70,20 68,20 67,20 65,19 63,19 61,19 59,19 58,19 56,20 54,20 53,20 51,21 48,22 46,22 45,22 43,23 42,24 41,24 40,25 38,27 37,27 36,28 35,30 34,31 32,32 32,33 31,34 30,36 29,37 28,38 28,40 27,42 27,43 26,45 26,47 25,51 1,49 1,46 2,43 2,41 3,39 4,36 5,34 6,30 7,27 8,25 10,23 11,22 13,19 15,18 17,16 19,14 21,13 22,11 24,10 27,8 29,7 32,6 34,5 37,4 39,3 42,2 45,2 48,1 51,0 54,0 58,0 61,0 65,0 68,0 71,0 74,1 77,1 80,2 83,3 86,3 88,4 91,5 93,6 96,8 98,9 100,10 102,11 104,13 105,15 107,16 109,18 110,20 112,22 113,24 114,27 115,29 116,31 117,34 117,36 118,39 119,42 119,45 119,48 119,51 119,53 119,55 119,57 118,60 118,62 117,64 117,66 116,68 115,70 114,73 113,75 112,76 110,81 107,84 105,86 104,88 101,92 97,95 94,99 90,102 86,106 83,109 79,113 62,126 47,139 44,143 41,146 38,150 35,153 32,157 31,158 30,160 28,162 27,164 27,166 26,168 122,168 122,187"><text:p/></draw:polygon><draw:polygon draw:style-name="gr5" draw:text-style-name="P17" svg:width="0.0276in" svg:height="0.098in" svg:x="3.9437in" svg:y="2.148in" svg:viewBox="0 0 71 250" draw:points="0,124 0,116 1,107 2,98 3,90 5,82 6,73 9,65 11,58 13,54 14,50 18,43 22,35 27,28 29,24 31,21 37,14 42,7 49,0 71,0 65,7 60,14 54,21 50,28 46,35 42,43 38,51 35,58 33,62 32,66 30,74 28,82 27,90 25,98 25,107 24,116 24,125 24,134 25,143 25,151 27,160 28,168 30,176 32,184 35,192 38,200 42,207 46,214 50,222 54,229 60,236 65,243 71,250 49,250 42,243 37,236 31,229 29,225 27,222 22,214 19,207 15,200 11,192 9,184 6,176 5,168 3,160 2,151 1,143 0,134 0,125"><text:p/></draw:polygon><draw:polygon draw:style-name="gr5" draw:text-style-name="P17" svg:width="0.0512in" svg:height="0.072in" svg:x="3.9815in" svg:y="2.1516in" svg:viewBox="0 0 131 184" draw:points="25,20 25,89 128,89 128,110 25,110 25,184 0,184 0,0 131,0 131,20"><text:p/></draw:polygon><draw:path draw:style-name="gr5" draw:text-style-name="P17" svg:width="0.0492in" svg:height="0.0575in" svg:x="4.0409in" svg:y="2.1673in" svg:viewBox="0 0 126 147" svg:d="m126 73v9l-1 9-1 7-2 7-2 7-1 3-2 3-1 3-2 3-2 2-2 3-2 2-2 2-3 2-2 2-3 1-2 2-3 1-3 1-3 1-3 1-7 2h-7l-8 1h-3l-4-1h-3-3l-4-1-3-1-3-1-3-1-3-1-3-1-2-2-3-1-2-2-2-2-2-2-3-2-2-2-1-3-2-2-2-3-1-3-2-3-1-4-1-3-1-3-1-4v-4l-1-4-1-5v-4-9-8l1-9 1-7 2-8 2-6 3-6 3-6 4-4 4-5 5-4 5-3 5-2 7-2 7-2 7-1h7 5 3 4l4 1 3 1 4 1h3l3 2 3 1 2 1 3 2 3 1 2 2 2 2 2 2 2 2 2 3 2 2 1 3 2 3 1 3 2 3 1 3 1 3 1 3v4l1 4v4l1 9zm-24 8v-8l-1-7-1-6v-3l-1-3-1-3v-2l-1-3-1-2-1-2-1-2-1-2-1-1-2-2-1-1-1-2-2-1-1-1h-2l-2-1-1-1-2-1h-2l-2-1h-2-2l-2-1h-2-2-2-3l-2 1h-2-2l-2 1h-2l-2 1-1 1-2 1-2 1-1 1-2 1-1 1-2 1-1 2-1 2-2 1v3l-1 2-1 2-1 2-1 3-1 2v3l-1 3v3l-1 4-1 6v8l1 8v7l1 7 1 5 1 3 1 2 1 3 1 2 1 2 1 2 1 2 1 2 2 1 1 2 1 1 2 1 1 1 2 1 2 1 1 1 2 1h2l2 1h1 3l1 1h4 3 2l2-1h2 2l2-1 2-1h1l2-1 2-1 2-1h2l1-2 2-1 1-2 1-1 1-2 2-2 1-2 1-2 1-2v-3l1-2 1-3 1-3v-2-3l1-4 1-7z"><text:p/></draw:path><draw:polygon draw:style-name="gr5" draw:text-style-name="P17" svg:width="0.026in" svg:height="0.0563in" svg:x="4.1028in" svg:y="2.1673in" svg:viewBox="0 0 67 144" draw:points="1,144 1,36 1,27 1,22 1,20 0,19 0,18 0,17 0,16 0,15 0,14 0,9 0,8 0,8 0,6 0,4 0,3 0,3 22,3 22,4 22,6 22,8 23,8 23,9 23,10 23,11 23,14 23,15 23,16 23,17 23,25 23,32 24,32 25,28 27,24 29,17 30,16 30,14 31,13 32,12 33,11 34,10 36,8 37,7 38,6 39,5 40,4 41,3 42,3 43,2 45,2 46,1 48,1 49,0 51,0 52,0 54,0 57,0 59,0 60,0 61,0 62,0 62,0 63,0 63,0 64,1 65,1 66,1 66,1 67,1 67,1 67,1 67,23 66,22 65,22 64,22 63,22 62,22 62,22 61,22 60,22 58,22 56,22 54,22 52,22 51,22 49,22 47,22 45,23 43,24 42,24 41,25 39,26 38,27 37,29 35,30 34,31 33,32 32,34 31,35 30,37 30,39 29,41 28,43 28,44 27,46 26,51 25,56 25,60 24,65 24,70 24,144"><text:p/></draw:polygon><draw:polygon draw:style-name="gr5" draw:text-style-name="P17" svg:width="0.0736in" svg:height="0.0563in" svg:x="4.1382in" svg:y="2.1673in" svg:viewBox="0 0 188 144" draw:points="83,144 83,54 83,49 82,45 82,41 81,37 81,35 81,34 80,32 80,31 79,30 78,28 78,27 77,26 76,25 76,24 75,23 73,22 73,22 71,21 70,20 69,20 67,19 64,19 62,19 60,18 59,18 57,18 55,18 53,18 51,19 50,19 48,19 46,20 45,20 43,21 42,22 41,23 39,24 38,25 37,26 35,27 34,28 33,30 32,30 32,31 31,32 30,34 29,36 29,38 28,39 27,43 26,46 26,48 25,50 25,52 24,57 24,62 24,144 1,144 1,33 1,24 1,19 1,16 0,14 0,13 0,12 0,11 0,10 0,8 0,7 0,6 0,5 0,4 0,3 0,3 0,3 22,3 22,3 22,4 22,5 23,6 23,7 23,8 23,8 23,9 23,11 23,13 23,14 23,15 23,16 23,19 23,20 23,27 24,27 25,24 27,21 30,16 31,14 32,13 33,12 35,11 35,10 37,9 39,7 41,6 42,5 43,5 44,4 46,4 47,3 50,2 52,2 54,1 55,1 57,0 59,0 61,0 65,0 69,0 73,0 76,1 80,2 83,3 86,3 88,5 91,6 92,7 93,8 94,9 95,10 96,11 97,12 99,15 100,17 101,20 103,24 103,27 104,27 105,24 107,21 109,18 111,16 112,14 113,13 114,12 115,11 118,9 120,7 122,6 123,5 124,5 126,4 127,4 129,3 132,2 134,2 135,1 137,1 139,0 141,0 143,0 147,0 149,0 152,0 154,0 157,1 159,1 161,2 163,2 165,3 167,4 169,5 171,5 173,7 174,8 176,9 177,10 178,12 179,14 181,15 181,17 183,19 184,21 184,23 185,25 186,27 186,32 187,38 188,43 188,50 188,144 165,144 165,54 165,49 164,45 164,41 163,37 163,35 162,34 162,32 162,31 161,30 160,28 159,27 159,26 158,26 158,25 157,24 157,24 156,23 155,22 154,22 153,21 152,20 151,20 148,19 147,19 146,19 144,19 142,18 141,18 139,18 137,18 135,18 133,19 132,19 130,19 128,20 127,20 125,21 124,22 122,23 121,24 119,24 118,26 117,27 116,28 115,30 114,31 113,32 112,34 111,35 110,37 110,39 109,41 108,43 108,45 107,47 107,50 107,52 106,54 106,57 106,62 106,144"><text:p/></draw:polygon><draw:polygon draw:style-name="gr5" draw:text-style-name="P17" svg:width="0.0276in" svg:height="0.098in" svg:x="4.2197in" svg:y="2.148in" svg:viewBox="0 0 71 250" draw:points="71,125 71,134 70,143 70,151 68,160 67,168 65,176 62,184 59,192 57,200 53,207 49,214 46,218 44,222 40,229 35,236 29,243 23,250 0,250 6,243 11,236 16,229 21,222 25,214 29,207 33,200 36,192 38,184 41,176 43,168 44,160 46,151 46,143 47,134 47,125 47,116 46,107 46,98 44,90 43,81 41,73 38,66 36,58 33,51 29,43 25,35 21,28 16,21 11,14 6,7 0,0 23,0 29,7 35,14 40,21 44,28 46,32 49,35 53,43 57,50 59,58 62,65 65,73 67,82 68,90 70,98 70,107 71,116 71,124"><text:p/></draw:polygon></draw:g><draw:g draw:style-name="gr3"><draw:line draw:style-name="gr6" draw:text-style-name="P17" svg:x1="2.8291in" svg:y1="2.9661in" svg:x2="2.8291in" svg:y2="2.5441in"><text:p/></draw:line><draw:polygon draw:style-name="gr5" draw:text-style-name="P17" svg:width="0.0453in" svg:height="0.072in" svg:x="2.735in" svg:y="2.7201in" svg:viewBox="0 0 116 184" draw:points="0,184 0,165 47,165 47,22 5,52 5,30 49,0 71,0 71,165 116,165 116,184"><text:p/></draw:polygon><draw:polygon draw:style-name="gr5" draw:text-style-name="P17" svg:width="0.0094in" svg:height="0.011in" svg:x="2.7941in" svg:y="2.7807in" svg:viewBox="0 0 25 29" draw:points="0,29 0,0 25,0 25,29"><text:p/></draw:polygon></draw:g><draw:g draw:style-name="gr3"><draw:line draw:style-name="gr6" draw:text-style-name="P17" svg:x1="3.0673in" svg:y1="2.465in" svg:x2="3.674in" svg:y2="2.465in"><text:p/></draw:line><draw:polygon draw:style-name="gr5" draw:text-style-name="P17" svg:width="0.0476in" svg:height="0.0732in" svg:x="3.3315in" svg:y="2.4882in" svg:viewBox="0 0 122 187" draw:points="0,187 0,171 2,167 3,163 5,159 7,156 9,153 12,150 14,146 16,143 21,138 26,132 31,127 36,122 57,105 62,101 68,97 76,89 78,86 81,84 82,82 84,80 86,78 87,76 89,74 90,72 91,69 92,67 93,65 94,62 94,59 95,57 95,54 95,51 95,49 95,48 95,46 95,44 94,42 94,41 93,39 92,38 92,36 91,35 90,33 89,32 89,31 88,30 87,29 86,27 84,27 84,26 82,25 81,24 79,23 78,23 77,22 75,22 73,21 72,21 70,20 68,20 67,20 65,19 63,19 61,19 59,19 58,19 56,20 54,20 53,20 51,21 48,22 46,22 45,22 43,23 42,24 41,24 40,25 38,27 37,27 36,28 35,30 34,31 32,32 32,33 31,34 30,36 29,37 28,38 28,40 27,42 27,43 26,45 26,47 25,51 1,49 1,46 2,43 2,41 3,39 4,36 5,34 6,30 7,27 8,25 10,23 11,22 13,19 15,18 17,16 19,14 21,13 22,11 24,10 27,8 29,7 32,6 34,5 37,4 39,3 42,2 45,2 48,1 51,0 54,0 58,0 61,0 65,0 68,0 71,0 74,1 77,1 80,2 83,3 86,3 88,4 91,5 93,6 96,8 98,9 100,10 102,11 104,13 105,15 107,16 109,18 110,20 112,22 113,24 114,27 115,29 116,31 117,34 117,36 118,39 119,42 119,45 119,48 119,51 119,53 119,55 119,57 118,60 118,62 117,64 117,66 116,68 115,70 114,73 113,75 112,76 110,81 107,84 105,86 104,88 101,92 97,95 94,99 90,102 86,106 83,109 79,113 62,126 47,139 44,143 41,146 38,150 35,153 32,157 31,158 30,160 28,162 27,164 27,166 26,168 122,168 122,187"><text:p/></draw:polygon><draw:polygon draw:style-name="gr5" draw:text-style-name="P17" svg:width="0.0094in" svg:height="0.011in" svg:x="3.3941in" svg:y="2.55in" svg:viewBox="0 0 25 29" draw:points="0,29 0,0 25,0 25,29"><text:p/></draw:polygon></draw:g><draw:g draw:style-name="gr3"><draw:line draw:style-name="gr6" draw:text-style-name="P17" svg:x1="3.674in" svg:y1="2.3067in" svg:x2="3.0673in" svg:y2="2.3067in"><text:p/></draw:line><draw:polygon draw:style-name="gr5" draw:text-style-name="P17" svg:width="0.0496in" svg:height="0.0744in" svg:x="3.3291in" svg:y="2.2118in" svg:viewBox="0 0 127 190" draw:points="127,136 127,139 127,143 127,146 126,149 125,151 125,154 124,157 123,159 122,162 120,164 119,166 118,168 116,170 114,172 113,174 111,176 109,178 107,179 104,181 102,182 100,183 97,184 94,185 91,186 88,187 85,188 82,188 79,189 76,189 72,189 68,190 65,190 57,189 52,189 49,189 45,188 42,188 39,186 36,186 33,184 30,183 27,182 25,181 23,179 21,178 19,176 16,174 15,173 13,171 11,169 10,167 8,165 7,163 6,160 5,158 4,156 3,154 3,151 2,149 1,147 1,145 0,142 0,140 24,138 25,141 26,145 27,148 28,151 29,152 30,154 31,155 32,157 32,158 34,159 35,160 36,161 37,162 38,163 40,164 41,165 43,166 44,167 46,167 48,168 50,168 51,169 54,170 56,170 58,170 60,170 62,170 65,170 69,170 73,170 77,169 81,168 84,167 85,166 87,165 88,165 90,164 91,163 92,162 94,160 95,159 96,158 97,157 98,155 99,154 99,152 100,151 100,149 101,147 102,143 103,140 103,135 103,133 102,131 102,128 102,126 101,124 100,122 99,121 99,120 98,119 97,117 96,116 95,115 93,114 92,112 90,111 89,110 87,109 85,108 84,108 82,107 80,106 78,106 76,105 72,105 68,104 65,104 61,103 58,103 44,103 44,83 57,83 60,83 64,83 68,82 71,82 73,81 75,81 76,81 78,80 79,79 81,78 83,78 84,77 86,76 87,75 88,74 90,73 91,71 92,70 93,69 94,67 95,65 96,64 96,62 97,60 97,58 97,56 98,54 98,51 98,48 97,44 97,41 96,40 96,38 95,37 95,35 94,34 93,32 92,31 91,30 90,29 89,28 88,27 86,26 85,25 84,24 83,24 81,23 78,22 75,21 71,20 68,19 63,19 59,19 56,20 52,21 49,22 46,22 45,23 43,24 42,24 41,25 39,27 38,27 37,28 36,30 35,30 34,32 33,33 32,34 31,35 30,37 29,40 28,43 27,46 27,49 3,49 4,46 4,43 5,40 5,37 6,35 8,32 8,30 10,27 11,25 13,23 14,21 16,19 18,17 19,15 21,14 23,12 25,11 27,9 30,8 32,7 34,6 36,5 39,4 41,3 44,2 46,2 49,1 52,1 55,0 58,0 64,0 68,0 71,0 75,0 78,1 81,2 84,2 87,3 90,4 93,5 95,6 98,7 100,8 103,10 105,11 106,13 108,14 110,16 112,18 113,19 114,22 116,24 117,26 118,28 119,30 119,32 120,35 121,37 121,39 122,41 122,44 122,46 122,49 122,51 122,53 122,55 122,57 121,59 121,61 120,64 119,66 119,68 118,69 117,71 116,72 115,74 114,76 113,77 111,78 110,79 109,81 108,82 106,83 104,84 103,85 101,86 99,87 97,88 95,89 93,90 91,91 89,91 86,92 84,92 84,93 86,94 89,94 92,94 94,95 96,95 99,96 101,97 103,98 107,100 111,103 112,104 114,105 115,106 116,108 118,109 119,111 120,112 121,114 122,116 123,117 124,119 124,121 125,123 126,124 126,127 127,128 127,130 127,132 127,134"><text:p/></draw:polygon><draw:polygon draw:style-name="gr5" draw:text-style-name="P17" svg:width="0.0094in" svg:height="0.011in" svg:x="3.3941in" svg:y="2.2736in" svg:viewBox="0 0 25 29" draw:points="0,29 0,0 25,0 25,29"><text:p/></draw:polygon></draw:g><draw:polygon draw:style-name="gr2" draw:text-style-name="P17" svg:width="0.1051in" svg:height="0.2083in" svg:x="2.5646in" svg:y="-0.0402in" svg:viewBox="0 0 268 530" draw:points="0,530 0,0 268,0 268,530"><text:p/></draw:polygon><draw:polygon draw:style-name="gr2" draw:text-style-name="P17" svg:width="0.1051in" svg:height="0.2083in" svg:x="2.9618in" svg:y="-0.0402in" svg:viewBox="0 0 268 530" draw:points="0,530 0,0 268,0 268,530"><text:p/></draw:polygon><draw:g draw:style-name="gr3"><draw:polyline draw:style-name="gr6" draw:text-style-name="P17" svg:width="0in" svg:height="0.3689in" svg:x="3.0146in" svg:y="1.1201in" svg:viewBox="0 0 1 938" draw:points="0,938 0,469 1,469 1,0"><text:p/></draw:polyline><draw:path draw:style-name="gr5" draw:text-style-name="P17" svg:width="0.0559in" svg:height="0.072in" svg:x="2.9142in" svg:y="1.2689in" svg:viewBox="0 0 143 184" svg:d="m143 132v4l-1 3v3l-1 4v2l-1 3-2 3-1 2-1 3-2 2-2 2-1 2-2 2-2 2-3 2-2 2-2 1-3 2-2 1-3 1-2 1-3 1-3 1h-3l-4 1-2 1h-4l-3 1h-7-6-75v-184h67 8l6 1h7l7 2h2l3 1 3 1 2 1 3 1 3 1 2 1 2 2 2 1 2 2 1 1 2 2 2 2 1 1 1 2 1 2 1 3 2 2v2l1 3v2l1 3v3 3 1 3 1 2l-1 2v2l-1 1v2l-1 3-1 2-1 2-1 1-1 2-1 1-1 2-1 1-1 1-2 2-1 1-1 1-2 1-1 1-2 1-1 1-2 1-2 1h-2l-4 2-4 1 3 1h3l2 1h3l2 1 2 1 2 1h2l3 1 2 2h2l1 2 2 1 2 1 2 1 1 2 1 1 1 2 2 2 1 1 1 2 1 2 1 2 1 2 1 2v1 3l1 2v2l1 2v2zm-36-82v-4l-1-2v-1-2l-1-1v-2l-1-1-1-2v-1l-1-1-1-1-1-1-1-1-1-1-1-1-2-1-1-1-3-1-3-1h-4l-4-1-4-1h-4-5-42v58h42 5 5l4-1h3l2-1h1l2-1h2l1-1 2-1 1-1 2-1 1-1 1-1 1-1 1-1 1-1 1-1v-2l1-1 1-2v-1-2l1-1v-2-1l1-2v-2zm10 81v-2-2-2l-1-2v-1-2l-1-2-1-1v-2l-1-1-2-2v-1l-2-1-1-1-2-2-1-1h-2l-1-1-2-1-2-1-1-1h-2l-2-1h-2l-2-1h-3l-4-1h-5-5-47v67h48 5l5-1 4-1h4l2-1h2 2l2-1 1-1 2-1 2-1 1-1h1l2-2 1-1 1-1 1-2 1-1 1-1 1-2 1-2v-2l1-2v-1l1-2v-3-2z"><text:p/></draw:path><draw:polygon draw:style-name="gr5" draw:text-style-name="P17" svg:width="0.0094in" svg:height="0.011in" svg:x="2.9854in" svg:y="1.3299in" svg:viewBox="0 0 25 29" draw:points="0,29 0,0 25,0 25,29"><text:p/></draw:polygon></draw:g><draw:polygon draw:style-name="gr2" draw:text-style-name="P17" svg:width="0.1051in" svg:height="0.6327in" svg:x="2.9618in" svg:y="0.4882in" svg:viewBox="0 0 268 1608" draw:points="0,1608 0,0 268,0 268,1608"><text:p/></draw:polygon><draw:g draw:style-name="gr3"><draw:polyline draw:style-name="gr6" draw:text-style-name="P17" svg:width="0in" svg:height="0.3185in" svg:x="3.0146in" svg:y="0.1681in" svg:viewBox="0 0 0 810" draw:points="0,810 0,405 0,405 0,0"><text:p/></draw:polyline><draw:polygon draw:style-name="gr5" draw:text-style-name="P17" svg:width="0.0567in" svg:height="0.072in" svg:x="2.8996in" svg:y="0.2917in" svg:viewBox="0 0 145 184" draw:points="0,184 0,0 140,0 140,20 25,20 25,79 132,79 132,100 25,100 25,164 145,164 145,184"><text:p/></draw:polygon><draw:polygon draw:style-name="gr5" draw:text-style-name="P17" svg:width="0.0094in" svg:height="0.011in" svg:x="2.9709in" svg:y="0.3531in" svg:viewBox="0 0 25 29" draw:points="0,29 0,0 25,0 25,29"><text:p/></draw:polygon></draw:g><draw:polygon draw:style-name="gr2" draw:text-style-name="P17" svg:width="0.4744in" svg:height="0.1579in" svg:x="2.7764in" svg:y="0.6677in" svg:viewBox="0 0 1206 402" draw:points="0,402 0,0 1206,0 1206,402"><text:p/></draw:polygon><draw:polygon draw:style-name="gr2" draw:text-style-name="P17" svg:width="0.4744in" svg:height="0.1579in" svg:x="2.7764in" svg:y="0.8264in" svg:viewBox="0 0 1206 402" draw:points="0,402 0,0 1206,0 1206,402"><text:p/></draw:polygon><draw:path draw:style-name="gr7" draw:text-style-name="P17" svg:width="0.8433in" svg:height="0.6327in" svg:x="2.4079in" svg:y="0.4882in" svg:viewBox="0 0 2143 1608" svg:d="m670 0h1473v1608h-1473zm-268 0h-402v-1608h402z"><text:p/></draw:path><draw:polygon draw:style-name="gr2" draw:text-style-name="P17" svg:width="0.4744in" svg:height="0.1579in" svg:x="3.6736in" svg:y="0.6677in" svg:viewBox="0 0 1206 402" draw:points="0,402 0,0 1206,0 1206,402"><text:p/></draw:polygon><draw:polygon draw:style-name="gr2" draw:text-style-name="P17" svg:width="0.4744in" svg:height="0.1579in" svg:x="3.6736in" svg:y="0.8264in" svg:viewBox="0 0 1206 402" draw:points="0,402 0,0 1206,0 1206,402"><text:p/></draw:polygon><draw:g draw:style-name="gr3"><draw:polygon draw:style-name="gr4" draw:text-style-name="P17" svg:width="0.8433in" svg:height="1.1598in" svg:x="3.6736in" svg:y="-0.0402in" svg:viewBox="0 0 2143 2947" draw:points="2143,0 2143,2545 1741,2947 0,2947 0,0"><text:p/></draw:polygon><draw:polygon draw:style-name="gr5" draw:text-style-name="P17" svg:width="0.0591in" svg:height="0.072in" svg:x="3.8854in" svg:y="0.2677in" svg:viewBox="0 0 151 184" draw:points="88,20 88,184 63,184 63,20 0,20 0,0 151,0 151,20"><text:p/></draw:polygon><draw:path draw:style-name="gr5" draw:text-style-name="P17" svg:width="0.0492in" svg:height="0.0575in" svg:x="3.9402in" svg:y="0.2835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17" svg:width="0.0736in" svg:height="0.0563in" svg:x="4in" svg:y="0.2835in" svg:viewBox="0 0 188 144" draw:points="83,144 83,54 83,49 82,45 82,41 81,37 81,35 81,34 80,32 80,31 79,30 78,28 78,27 77,26 76,25 76,24 75,23 73,22 73,22 71,21 70,20 69,20 67,19 64,19 62,19 60,18 59,18 57,18 55,18 53,18 51,19 50,19 48,19 46,20 45,20 43,21 42,22 41,23 39,24 38,25 37,26 35,27 34,28 33,30 32,30 32,31 31,32 30,34 29,36 29,38 28,39 27,43 26,46 26,48 25,50 25,52 24,57 24,62 24,144 1,144 1,33 1,24 1,19 1,16 0,14 0,13 0,12 0,11 0,10 0,8 0,7 0,6 0,5 0,4 0,3 0,3 0,3 22,3 22,3 22,4 22,5 23,6 23,7 23,8 23,8 23,9 23,11 23,13 23,14 23,15 23,16 23,19 23,20 23,27 24,27 25,24 27,21 30,16 31,14 32,13 33,12 35,11 35,10 37,9 39,7 41,6 42,5 43,5 44,4 46,4 47,3 50,2 52,2 54,1 55,1 57,0 59,0 61,0 65,0 69,0 73,0 76,1 80,2 83,3 86,3 88,5 91,6 92,7 93,8 94,9 95,10 96,11 97,12 99,15 100,17 101,20 103,24 103,27 104,27 105,24 107,21 109,18 111,16 112,14 113,13 114,12 115,11 118,9 120,7 122,6 123,5 124,5 126,4 127,4 129,3 132,2 134,2 135,1 137,1 139,0 141,0 143,0 147,0 149,0 152,0 154,0 157,1 159,1 161,2 163,2 165,3 167,4 169,5 171,5 173,7 174,8 176,9 177,10 178,12 179,14 181,15 181,17 183,19 184,21 184,23 185,25 186,27 186,32 187,38 188,43 188,50 188,144 165,144 165,54 165,49 164,45 164,41 163,37 163,35 162,34 162,32 162,31 161,30 160,28 159,27 159,26 158,26 158,25 157,24 157,24 156,23 155,22 154,22 153,21 152,20 151,20 148,19 147,19 146,19 144,19 142,18 141,18 139,18 137,18 135,18 133,19 132,19 130,19 128,20 127,20 125,21 124,22 122,23 121,24 119,24 118,26 117,27 116,28 115,30 114,31 113,32 112,34 111,35 110,37 110,39 109,41 108,43 108,45 107,47 107,50 107,52 106,54 106,57 106,62 106,144"><text:p/></draw:polygon><draw:path draw:style-name="gr5" draw:text-style-name="P17" svg:width="0.0469in" svg:height="0.0783in" svg:x="4.0882in" svg:y="0.2835in" svg:viewBox="0 0 120 200" svg:d="m120 73v8 7l-1 7-1 8-1 3-1 3-1 3-1 3-1 3-1 3-1 3-2 2-1 3-2 2-2 2-2 2-2 2-2 1-2 2-3 1-2 2-3 1-3 1-3 1h-3-3l-4 1h-4-3l-4-1h-4-3l-3-1-3-1-3-1-3-2-3-1-3-2-2-2-2-2-2-3-2-2-2-3-2-4v0 0 0 0 0 0 0 0 0 1 0 0 0 0 1 1 5 7 2 2 2 1 1 55h-23v-168-10-3-2l-1-2v-2-6-1-1-1-1 0 0h23v0 0 0 1 0 1 0 2 1 1l1 1v1 2 1 2 1 1 1 1 1 1 2 1 0l1-1 1-2 1-2 1-1 1-2 1-1 1-1 1-1 1-2 1-1 1-1 2-1 1-1h1l3-2 1-1 1-1h2l1-1h2l1-1h2l2-1h3l3-1h4 4 4 4l3 1h3l3 1 3 1 3 1 2 1 3 1 2 2 2 2 2 1 2 3 2 1 2 3 1 2 2 2 1 3 2 2v3l2 3v4l1 3 1 3 1 7 1 7v8zm-24 8v-6l-1-6v-6l-1-5v-3l-1-2v-2l-1-2-1-3-1-2-1-4-1-1-2-2-1-1-1-1-1-2-2-1-1-1-2-1-1-1-2-1h-2l-2-1h-2-2l-2-1h-3-2-1l-2 1h-2-2-2l-3 1-1 1h-1l-2 1h-1l-2 2-1 1-2 1-1 1-2 2-1 2-1 1-1 3-1 2-1 2-1 2-1 2-1 3v3l-1 3v4l-1 3-1 8v8 7l1 7 1 6 1 5v3l1 2 1 3 1 2 1 2 1 2 1 2 1 1 1 2 2 1 1 2 2 1 1 1 2 1 1 1 2 1h2l2 1h1l3 1h2l2 1h2 2 3l2-1h2 2l2-1 2-1h2l1-1 2-1 1-1 2-2 1-1 1-2 1-1 2-2 1-1v-2l1-2 1-2 1-2 1-2v-3l1-2v-3l1-11 1-6z"><text:p/></draw:path><draw:polygon draw:style-name="gr5" draw:text-style-name="P17" svg:width="0.0091in" svg:height="0.0764in" svg:x="4.1472in" svg:y="0.2646in" svg:viewBox="0 0 24 195" draw:points="0,195 0,0 24,0 24,195"><text:p/></draw:polygon><draw:path draw:style-name="gr5" draw:text-style-name="P17" svg:width="0.0539in" svg:height="0.0575in" svg:x="4.1673in" svg:y="0.2835in" svg:viewBox="0 0 138 147" svg:d="m43 147h-5l-5-1-5-1-4-1-2-1-2-1-1-1h-3l-1-2-1-1-2-1-1-2-2-1-1-2-1-1-1-2-1-2-1-1-1-2v-2l-2-4v-4l-1-5v-4-4-3l1-3v-3l1-3 1-3 1-2 1-3 2-2 1-2 2-2 2-2 2-1 1-2 2-2 2-1 2-1 3-1 2-1 2-1 3-1h2l3-1 3-1h2l3-1h3 3l6-1h5 32v-8-4-2l-1-2v-1-2-2l-1-2v-1l-1-2-1-1v-1l-1-1-1-2-1-1-1-1-1-1h-1l-1-1-1-1h-1l-2-1-1-1h-1l-1-1h-2-2-1l-2-1h-2-4-3-3-2l-1 1h-2-1-1-1l-2 1h-1l-1 1h-1l-1 1h-1l-1 1-1 1h-1l-1 1-1 2h-1v1l-1 2v1l-1 1-1 1v2 1l-1 1v2 2l-25-3 1-2v-2l1-2v-2l1-2 1-2 1-2v-1l1-2 2-2 1-1 1-2 1-1 2-2 1-1 2-1 1-2 2-1 2-1 2-1 2-1 3-1h2l2-1 3-1h3l3-1h3l3-1h3 7 7l6 1 5 1 5 1 5 2 3 1 2 1 2 1 2 1 2 2 1 1 2 2 2 2 1 1 1 2 2 2 1 2 1 2 1 2v3l1 2 1 5 1 5v6 61 2 3 2l1 2v2 2l1 1v1 0l1 1v1h1v1h1v0l1 1h1v1h1 1 1v1h1 2 4v0l1-1h1 1v0h1v14l-3 1h-2l-4 1-2 1h-3-5-3-1l-2-1h-1-1l-2-1h-1l-1-1h-2v-1h-2v-1l-1-1-1-1-1-1-1-2-1-1-1-1v-1-1l-1-1v-1l-1-3v-3l-1-3v-4h-1l-2 4-2 3-1 1-1 2-1 1-2 2-1 1-1 1-1 1-1 2-2 1-1 1-1 1-2 1-4 2h-1l-1 1-2 1h-2l-2 1-2 1-3 1h-5l-4 1zm0-18h3 3 2l3-1 2-1h2l3-1 2-1 2-1 2-1 2-1 2-2 1-1 2-1 2-2 1-1 1-2 1-2 2-1 1-2 1-2 1-1 1-4 1-2 1-2v-2-2-1l1-3v-1-2-11h-26-4-4l-5 1h-3l-4 1h-2l-2 1h-1l-2 1h-2l-1 1-2 1-1 1-1 1-1 1-1 1-1 1-1 2-1 1-1 1v1l-1 1v3l-1 1-1 2v2 3 2 3 3l1 2 1 2v1l1 1v1 1l1 1 1 1 1 1v1l1 1h1l1 1 1 1h1l1 1h1 1l2 1 3 1h2z"><text:p/></draw:path><draw:polygon draw:style-name="gr5" draw:text-style-name="P17" svg:width="0.0264in" svg:height="0.0689in" svg:x="4.2236in" svg:y="0.2736in" svg:viewBox="0 0 68 176" draw:points="68,173 63,174 60,174 57,175 51,175 48,176 44,176 41,176 38,175 35,174 32,173 30,173 27,171 25,170 23,168 22,165 20,163 19,160 18,157 17,154 16,151 16,147 16,143 16,49 0,49 0,32 17,32 24,0 40,0 40,32 66,32 66,49 40,49 40,138 40,141 40,143 40,145 41,147 41,149 42,150 42,151 43,152 43,153 43,153 44,154 44,154 45,155 46,155 46,155 47,156 48,156 49,156 49,157 51,157 53,157 55,157 56,157 57,157 58,157 59,157 61,156 62,156 63,156 65,156 65,156 67,155 68,155 68,155"><text:p/></draw:polygon><draw:path draw:style-name="gr5" draw:text-style-name="P17" svg:width="0.0492in" svg:height="0.0575in" svg:x="4.2555in" svg:y="0.2835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17" svg:width="0.0429in" svg:height="0.0732in" svg:x="3.9575in" svg:y="0.3858in" svg:viewBox="0 0 110 187" draw:points="56,187 50,187 45,186 40,185 35,184 31,182 27,180 24,179 23,178 21,176 19,175 17,173 16,172 14,170 12,168 11,167 10,165 7,160 5,155 3,150 1,144 0,138 24,135 25,139 26,141 26,143 27,144 27,146 28,147 29,149 30,151 30,152 31,153 32,155 33,156 34,157 35,158 36,159 37,160 38,161 39,162 40,162 41,163 43,164 44,165 45,165 46,165 48,166 49,166 51,166 52,167 53,167 54,167 56,167 59,167 62,166 64,166 65,165 67,165 68,165 69,164 70,163 72,162 73,162 74,161 75,159 77,157 78,156 79,155 80,154 81,152 82,149 83,146 84,142 84,138 85,134 85,130 85,20 49,20 49,0 110,0 110,129 110,132 109,135 109,139 109,142 108,145 108,148 107,151 106,153 105,156 104,158 103,161 102,163 100,165 99,168 97,169 95,171 94,173 92,175 90,176 88,178 86,179 83,181 81,182 78,183 76,184 73,185 70,185 68,186 65,186 62,186 59,187"><text:p/></draw:polygon><draw:polygon draw:style-name="gr5" draw:text-style-name="P17" svg:width="0.0602in" svg:height="0.0744in" svg:x="4.0118in" svg:y="0.3854in" svg:viewBox="0 0 154 190" draw:points="154,136 154,139 154,142 154,145 153,147 152,150 152,153 151,155 150,158 149,160 147,162 146,165 144,167 142,169 141,171 138,173 136,175 133,176 131,178 128,180 125,181 122,182 119,184 115,185 112,186 108,187 105,188 100,188 96,189 87,189 78,190 70,190 62,189 54,188 48,187 41,185 35,183 30,181 24,178 20,174 16,171 12,167 11,165 9,163 7,161 6,159 5,156 3,154 2,149 0,143 24,138 24,140 25,142 26,143 27,145 27,146 28,148 29,150 30,151 31,153 32,154 33,155 35,157 36,158 37,159 38,160 40,162 42,162 43,163 45,164 47,165 51,167 56,168 59,168 61,169 64,170 67,170 73,170 79,170 84,170 90,170 95,169 99,168 103,168 106,167 108,166 110,165 112,165 114,163 115,162 118,160 120,159 121,158 122,157 124,155 125,154 126,152 127,151 127,149 128,147 129,146 129,144 129,142 130,140 130,138 130,135 129,133 129,131 129,130 128,127 127,126 127,125 126,124 126,124 125,123 124,122 123,120 122,119 120,118 119,116 117,116 116,114 114,114 110,112 105,111 101,109 96,108 73,102 57,98 54,97 50,96 43,94 41,93 39,92 36,91 32,89 29,87 27,86 26,85 25,84 23,83 22,82 21,81 20,79 19,78 17,77 16,75 15,73 14,72 14,70 13,69 12,67 11,65 11,64 10,62 10,60 9,58 9,56 8,54 8,51 8,49 8,46 9,43 9,40 10,37 11,35 11,32 13,30 14,27 15,25 17,22 19,20 20,19 22,16 24,15 27,13 29,11 31,10 34,9 36,8 39,6 42,5 45,5 48,4 51,3 54,2 57,2 64,1 71,0 78,0 87,0 95,1 101,1 108,3 114,4 116,5 119,6 122,7 124,8 126,9 128,11 130,12 132,14 134,15 136,16 138,18 139,20 141,22 142,24 143,26 144,28 145,30 146,33 147,35 148,38 150,43 125,47 125,45 124,43 124,42 123,41 122,39 122,38 121,36 120,35 119,34 118,32 117,31 116,30 115,29 114,28 112,27 111,26 110,25 108,24 106,24 105,23 103,22 101,22 97,21 95,20 93,20 91,19 89,19 84,19 78,19 72,19 67,19 62,20 59,21 57,21 55,22 53,22 51,23 49,24 47,25 46,26 44,27 43,27 41,28 40,30 39,30 38,32 37,33 36,34 36,35 35,37 35,38 34,39 34,41 33,42 33,43 33,45 33,46 33,48 33,50 33,52 33,54 34,56 35,57 35,58 35,59 35,59 36,60 37,61 37,62 38,63 39,64 41,65 42,66 43,68 45,68 46,70 48,70 50,71 52,72 54,73 56,74 60,75 65,76 84,81 93,83 97,84 101,85 109,88 114,89 117,90 119,91 121,91 125,93 129,95 132,97 134,97 135,99 137,100 138,101 140,102 141,103 142,105 143,106 145,107 146,109 147,111 148,112 149,114 150,115 151,119 152,121 153,122 153,124 154,127 154,129 154,131 154,134"><text:p/></draw:polygon><draw:path draw:style-name="gr5" draw:text-style-name="P17" svg:width="0.0559in" svg:height="0.072in" svg:x="4.0874in" svg:y="0.3858in" svg:viewBox="0 0 143 184" svg:d="m143 56v3l-1 3v3 2l-1 3v3l-1 3-1 2-1 3-1 2-2 3-1 2-2 2-2 2-1 2-2 2-3 2-2 2-2 1-2 2-3 1-2 1-3 2-3 1-3 1-4 1-3 1h-3l-3 1h-4l-4 1h-4-54v71h-25v-184h78 8 3l4 1 4 1h3l3 1 3 1 3 1 3 1 3 2 2 1 3 1 2 2 2 2 3 1 2 2 1 2 2 2 2 2 1 3 1 2 2 2v3l1 2 1 3 1 3v3l1 2v3l1 4zm-25 3v-5l-1-3-1-2v-2-2l-1-1-1-2v-2l-1-2-2-1v-1l-2-1-1-2-1-1-2-1-1-1-1-1-2-1-4-1-4-2-4-1-4-1h-5-5-50v73h51 5l5-1h4l4-1 2-1 2-1 2-1 1-1 2-1h2l1-2 1-1 3-2 2-3 1-2 1-1v-2l1-2 1-1v-2l1-4 1-4z"><text:p/></draw:path><draw:polygon draw:style-name="gr5" draw:text-style-name="P17" svg:width="0.0453in" svg:height="0.072in" svg:x="4.1843in" svg:y="0.3858in" svg:viewBox="0 0 116 184" draw:points="0,184 0,165 47,165 47,22 5,52 5,30 49,0 71,0 71,165 116,165 116,184"><text:p/></draw:polygon><draw:polygon draw:style-name="gr5" draw:text-style-name="P17" svg:width="0.0276in" svg:height="0.098in" svg:x="3.9087in" svg:y="0.5in" svg:viewBox="0 0 71 250" draw:points="0,124 0,116 1,107 2,98 3,90 5,82 6,73 9,65 11,58 13,54 14,50 18,43 22,35 27,28 29,24 31,21 37,14 42,7 49,0 71,0 65,7 60,14 54,21 50,28 46,35 42,43 38,51 35,58 33,62 32,66 30,74 28,82 27,90 25,98 25,107 24,116 24,125 24,134 25,143 25,151 27,160 28,168 30,176 32,184 35,192 38,200 42,207 46,214 50,222 54,229 60,236 65,243 71,250 49,250 42,243 37,236 31,229 29,225 27,222 22,214 19,207 15,200 11,192 9,184 6,176 5,168 3,160 2,151 1,143 0,134 0,125"><text:p/></draw:polygon><draw:path draw:style-name="gr5" draw:text-style-name="P17" svg:width="0.0469in" svg:height="0.0772in" svg:x="3.9437in" svg:y="0.5in" svg:viewBox="0 0 120 197" svg:d="m120 123-1 17v8l-2 7-2 7-2 6-3 5-3 5-3 5-4 3-4 4-5 2-5 3-5 1-6 1h-7-3-4l-4-1-3-1h-3l-3-1-3-2-3-1-3-2-2-1-3-2-2-2-2-3-2-3-2-2-2-3v0 6 1 1 2 1 1 1 1l-1 1v1 1 2 0 1 0 1 0 0 1h-23v-1-1-1-2-1 0-1-1-2-1-3l1-2v-2-2-10-165h23v56 1 2 2 1 1 1 1 0 1 2 0 1 2 2 1 1 1 0l2-4 2-3 2-3 2-2 2-2 3-3 2-1 3-2 3-1 3-1 3-1 3-1 3-1h4l4-1h3l7 1h6l3 1 2 1 3 1 3 1 2 1 3 1 2 2 2 1 2 2 2 2 1 2 2 2 2 2 1 3 1 3 2 2 2 6 1 7 2 7v7l1 9zm-24 10v-8l-1-6v-6l-1-5v-3l-1-2-1-2v-3l-1-2-1-2-1-2-1-2-1-1-1-2-1-1-1-1-2-2-1-1-2-1-1-1-2-1h-2-1l-2-1h-2l-2-1h-2-3-2-2l-2 1h-2l-3 1h-1-2l-2 1-2 1-1 1-2 1-1 2-2 1-1 1-2 1-1 2-1 2-1 1-1 2-1 3-1 2-1 3-1 2v3l-1 3v3l-1 3v3l-1 7v7 7l1 7 1 6 1 6v2l1 3 1 2 1 2 1 2 1 2 1 2 1 2 1 1 2 1 1 2 2 1 1 1 2 1 1 1 2 1 2 1h2 1l3 1h2l2 1h2 2 2l2-1h2 2l2-1h2l2-1h1l1-1h1v0l1-1 1-1 2-1 1-1 1-2 1-1 1-2 1-2 1-1 1-2 1-3 1-2v-2l1-3 1-2 1-6v-6l1-7z"><text:p/></draw:path><draw:path draw:style-name="gr5" draw:text-style-name="P17" svg:width="0.0539in" svg:height="0.0575in" svg:x="4in" svg:y="0.5201in" svg:viewBox="0 0 138 147" svg:d="m43 147h-5l-5-1-5-1-4-1-2-1-2-1-1-1h-3l-1-2-1-1-2-1-1-2-2-1-1-2-1-1-1-2-1-2-1-1-1-2v-2l-2-4v-4l-1-5v-4-4-3l1-3v-3l1-3 1-3 1-2 1-3 2-2 1-2 2-2 2-2 2-1 1-2 2-2 2-1 2-1 3-1 2-1 2-1 3-1h2l3-1 3-1h2l3-1h3 3l6-1h5 32v-8-4-2l-1-2v-1-2-2l-1-2v-1l-1-2-1-1v-1l-1-1-1-2-1-1-1-1-1-1h-1l-1-1-1-1h-1l-2-1-1-1h-1l-1-1h-2-2-1l-2-1h-2-4-3-3-2l-1 1h-2-1-1-1l-2 1h-1l-1 1h-1l-1 1h-1l-1 1-1 1h-1l-1 1-1 2h-1v1l-1 2v1l-1 1-1 1v2 1l-1 1v2 2l-25-3 1-2v-2l1-2v-2l1-2 1-2 1-2v-1l1-2 2-2 1-1 1-2 1-1 2-2 1-1 2-1 1-2 2-1 2-1 2-1 2-1 3-1h2l2-1 3-1h3l3-1h3l3-1h3 7 7l6 1 5 1 5 1 5 2 3 1 2 1 2 1 2 1 2 2 1 1 2 2 2 2 1 1 1 2 2 2 1 2 1 2 1 2v3l1 2 1 5 1 5v6 61 2 3 2l1 2v2 2l1 1v1 0l1 1v1h1v1h1v0l1 1h1v1h1 1 1v1h1 2 4v0l1-1h1 1v0h1v14l-3 1h-2l-4 1-2 1h-3-5-3-1l-2-1h-1-1l-2-1h-1l-1-1h-2v-1h-2v-1l-1-1-1-1-1-1-1-2-1-1-1-1v-1-1l-1-1v-1l-1-3v-3l-1-3v-4h-1l-2 4-2 3-1 1-1 2-1 1-2 2-1 1-1 1-1 1-1 2-2 1-1 1-1 1-2 1-4 2h-1l-1 1-2 1h-2l-2 1-2 1-3 1h-5l-4 1zm0-18h3 3 2l3-1 2-1h2l3-1 2-1 2-1 2-1 2-1 2-2 1-1 2-1 2-2 1-1 1-2 1-2 2-1 1-2 1-2 1-1 1-4 1-2 1-2v-2-2-1l1-3v-1-2-11h-26-4-4l-5 1h-3l-4 1h-2l-2 1h-1l-2 1h-2l-1 1-2 1-1 1-1 1-1 1-1 1-1 1-1 2-1 1-1 1v1l-1 1v3l-1 1-1 2v2 3 2 3 3l1 2 1 2v1l1 1v1 1l1 1 1 1 1 1v1l1 1h1l1 1 1 1h1l1 1h1 1l2 1 3 1h2z"><text:p/></draw:path><draw:polygon draw:style-name="gr5" draw:text-style-name="P17" svg:width="0.0445in" svg:height="0.0563in" svg:x="4.0618in" svg:y="0.5201in" svg:viewBox="0 0 114 144" draw:points="90,144 90,54 90,49 90,45 90,43 89,41 89,39 89,37 88,35 88,34 87,32 87,31 86,30 86,28 85,27 84,26 83,25 82,24 81,23 80,22 78,22 77,21 76,20 75,20 72,19 69,19 67,19 65,18 63,18 61,18 59,18 57,18 55,19 53,19 51,19 49,20 48,20 46,21 44,22 43,23 41,24 40,25 38,26 37,27 36,28 35,30 33,31 32,32 31,34 30,36 30,38 29,39 28,41 27,43 27,46 26,48 25,50 25,52 25,55 24,57 24,62 24,144 1,144 1,33 1,24 1,19 1,16 0,14 0,13 0,12 0,11 0,10 0,8 0,7 0,6 0,5 0,4 0,3 0,3 0,3 22,3 22,3 22,4 22,5 23,6 23,7 23,8 23,8 23,9 23,11 23,13 23,14 23,15 23,16 23,19 23,20 23,27 24,27 26,24 27,21 30,18 31,16 32,14 33,13 34,12 35,11 38,9 41,7 43,5 46,4 48,4 49,3 51,3 53,2 54,2 57,1 58,1 60,0 62,0 65,0 69,0 75,0 77,0 80,1 82,1 85,2 87,2 89,3 92,4 94,5 95,5 97,7 99,8 100,9 102,10 103,12 105,14 106,15 107,17 108,19 109,21 110,23 111,25 111,27 112,30 113,32 113,35 114,38 114,43 114,50 114,144"><text:p/></draw:polygon><draw:polygon draw:style-name="gr5" draw:text-style-name="P17" svg:width="0.0445in" svg:height="0.0563in" svg:x="4.1205in" svg:y="0.5201in" svg:viewBox="0 0 114 144" draw:points="90,144 90,54 90,49 90,45 90,43 89,41 89,39 89,37 88,35 88,34 87,32 87,31 86,30 86,28 85,27 84,26 83,25 82,24 81,23 80,22 78,22 77,21 76,20 75,20 72,19 69,19 67,19 65,18 63,18 61,18 59,18 57,18 55,19 53,19 51,19 49,20 48,20 46,21 44,22 43,23 41,24 40,25 38,26 37,27 36,28 35,30 33,31 32,32 31,34 30,36 30,38 29,39 28,41 27,43 27,46 26,48 25,50 25,52 25,55 24,57 24,62 24,144 1,144 1,33 1,24 1,19 1,16 0,14 0,13 0,12 0,11 0,10 0,8 0,7 0,6 0,5 0,4 0,3 0,3 0,3 22,3 22,3 22,4 22,5 23,6 23,7 23,8 23,8 23,9 23,11 23,13 23,14 23,15 23,16 23,19 23,20 23,27 24,27 26,24 27,21 30,18 31,16 32,14 33,13 34,12 35,11 38,9 41,7 43,5 46,4 48,4 49,3 51,3 53,2 54,2 57,1 58,1 60,0 62,0 65,0 69,0 75,0 77,0 80,1 82,1 85,2 87,2 89,3 92,4 94,5 95,5 97,7 99,8 100,9 102,10 103,12 105,14 106,15 107,17 108,19 109,21 110,23 111,25 111,27 112,30 113,32 113,35 114,38 114,43 114,50 114,144"><text:p/></draw:polygon><draw:path draw:style-name="gr5" draw:text-style-name="P17" svg:width="0.0492in" svg:height="0.0575in" svg:x="4.1764in" svg:y="0.5201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17" svg:width="0.026in" svg:height="0.0563in" svg:x="4.2374in" svg:y="0.5201in" svg:viewBox="0 0 67 144" draw:points="1,144 1,36 1,27 1,22 1,20 0,19 0,18 0,17 0,16 0,15 0,14 0,9 0,8 0,8 0,6 0,4 0,3 0,3 22,3 22,4 22,6 22,8 23,8 23,9 23,10 23,11 23,14 23,15 23,16 23,17 23,25 23,32 24,32 25,28 27,24 29,17 30,16 30,14 31,13 32,12 33,11 34,10 36,8 37,7 38,6 39,5 40,4 41,3 42,3 43,2 45,2 46,1 48,1 49,0 51,0 52,0 54,0 57,0 59,0 60,0 61,0 62,0 62,0 63,0 63,0 64,1 65,1 66,1 66,1 67,1 67,1 67,1 67,23 66,22 65,22 64,22 63,22 62,22 62,22 61,22 60,22 58,22 56,22 54,22 52,22 51,22 49,22 47,22 45,23 43,24 42,24 41,25 39,26 38,27 37,29 35,30 34,31 33,32 32,34 31,35 30,37 30,39 29,41 28,43 28,44 27,46 26,51 25,56 25,60 24,65 24,70 24,144"><text:p/></draw:polygon><draw:polygon draw:style-name="gr5" draw:text-style-name="P17" svg:width="0.0098in" svg:height="0.0244in" svg:x="4.2693in" svg:y="0.5654in" svg:viewBox="0 0 26 63" draw:points="26,0 26,22 26,29 26,32 26,35 25,38 25,40 25,41 24,43 24,44 24,45 23,48 22,50 22,52 21,54 20,57 19,59 17,61 16,63 0,63 3,59 5,54 8,50 8,48 9,46 10,44 11,42 11,39 11,37 12,35 12,33 12,31 12,29 1,29 1,0"><text:p/></draw:polygon><draw:polygon draw:style-name="gr5" draw:text-style-name="P17" svg:width="0.0736in" svg:height="0.0563in" svg:x="3.9291in" svg:y="0.6382in" svg:viewBox="0 0 188 144" draw:points="83,144 83,54 83,49 82,45 82,41 81,37 81,35 81,34 80,32 80,31 79,30 78,28 78,27 77,26 76,25 76,24 75,23 73,22 73,22 71,21 70,20 69,20 67,19 64,19 62,19 60,18 59,18 57,18 55,18 53,18 51,19 50,19 48,19 46,20 45,20 43,21 42,22 41,23 39,24 38,25 37,26 35,27 34,28 33,30 32,30 32,31 31,32 30,34 29,36 29,38 28,39 27,43 26,46 26,48 25,50 25,52 24,57 24,62 24,144 1,144 1,33 1,24 1,19 1,16 0,14 0,13 0,12 0,11 0,10 0,8 0,7 0,6 0,5 0,4 0,3 0,3 0,3 22,3 22,3 22,4 22,5 23,6 23,7 23,8 23,8 23,9 23,11 23,13 23,14 23,15 23,16 23,19 23,20 23,27 24,27 25,24 27,21 30,16 31,14 32,13 33,12 35,11 35,10 37,9 39,7 41,6 42,5 43,5 44,4 46,4 47,3 50,2 52,2 54,1 55,1 57,0 59,0 61,0 65,0 69,0 73,0 76,1 80,2 83,3 86,3 88,5 91,6 92,7 93,8 94,9 95,10 96,11 97,12 99,15 100,17 101,20 103,24 103,27 104,27 105,24 107,21 109,18 111,16 112,14 113,13 114,12 115,11 118,9 120,7 122,6 123,5 124,5 126,4 127,4 129,3 132,2 134,2 135,1 137,1 139,0 141,0 143,0 147,0 149,0 152,0 154,0 157,1 159,1 161,2 163,2 165,3 167,4 169,5 171,5 173,7 174,8 176,9 177,10 178,12 179,14 181,15 181,17 183,19 184,21 184,23 185,25 186,27 186,32 187,38 188,43 188,50 188,144 165,144 165,54 165,49 164,45 164,41 163,37 163,35 162,34 162,32 162,31 161,30 160,28 159,27 159,26 158,26 158,25 157,24 157,24 156,23 155,22 154,22 153,21 152,20 151,20 148,19 147,19 146,19 144,19 142,18 141,18 139,18 137,18 135,18 133,19 132,19 130,19 128,20 127,20 125,21 124,22 122,23 121,24 119,24 118,26 117,27 116,28 115,30 114,31 113,32 112,34 111,35 110,37 110,39 109,41 108,43 108,45 107,47 107,50 107,52 106,54 106,57 106,62 106,144"><text:p/></draw:polygon><draw:path draw:style-name="gr5" draw:text-style-name="P17" svg:width="0.0492in" svg:height="0.0575in" svg:x="4.0146in" svg:y="0.6382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17" svg:width="0.0445in" svg:height="0.0563in" svg:x="4.0764in" svg:y="0.6382in" svg:viewBox="0 0 114 144" draw:points="90,144 90,54 90,49 90,45 90,43 89,41 89,39 89,37 88,35 88,34 87,32 87,31 86,30 86,28 85,27 84,26 83,25 82,24 81,23 80,22 78,22 77,21 76,20 75,20 72,19 69,19 67,19 65,18 63,18 61,18 59,18 57,18 55,19 53,19 51,19 49,20 48,20 46,21 44,22 43,23 41,24 40,25 38,26 37,27 36,28 35,30 33,31 32,32 31,34 30,36 30,38 29,39 28,41 27,43 27,46 26,48 25,50 25,52 25,55 24,57 24,62 24,144 1,144 1,33 1,24 1,19 1,16 0,14 0,13 0,12 0,11 0,10 0,8 0,7 0,6 0,5 0,4 0,3 0,3 0,3 22,3 22,3 22,4 22,5 23,6 23,7 23,8 23,8 23,9 23,11 23,13 23,14 23,15 23,16 23,19 23,20 23,27 24,27 26,24 27,21 30,18 31,16 32,14 33,13 34,12 35,11 38,9 41,7 43,5 46,4 48,4 49,3 51,3 53,2 54,2 57,1 58,1 60,0 62,0 65,0 69,0 75,0 77,0 80,1 82,1 85,2 87,2 89,3 92,4 94,5 95,5 97,7 99,8 100,9 102,10 103,12 105,14 106,15 107,17 108,19 109,21 110,23 111,25 111,27 112,30 113,32 113,35 114,38 114,43 114,50 114,144"><text:p/></draw:polygon><draw:polygon draw:style-name="gr5" draw:text-style-name="P17" svg:width="0.0445in" svg:height="0.0563in" svg:x="4.135in" svg:y="0.639in" svg:viewBox="0 0 114 144" draw:points="24,0 24,90 24,95 24,99 25,103 25,107 26,109 26,111 27,112 27,114 28,115 29,116 30,117 30,118 30,118 32,120 33,121 34,122 35,123 37,123 38,124 39,124 42,125 46,126 47,126 49,126 51,126 53,126 55,126 57,126 59,126 61,125 63,125 65,124 66,124 68,123 70,122 71,122 73,121 74,119 76,119 77,117 78,116 80,115 80,114 81,114 82,112 83,110 84,108 85,107 86,105 87,101 87,99 88,97 89,95 89,92 89,89 89,87 89,82 89,0 113,0 113,111 113,121 113,123 114,125 114,128 114,130 114,138 114,139 114,140 114,141 114,142 92,142 92,138 92,137 92,136 92,135 91,133 91,132 91,132 91,130 91,128 91,126 91,124 91,117 90,117 89,120 88,122 87,123 86,125 85,126 84,127 83,129 82,130 81,131 80,132 78,133 76,135 73,137 70,139 68,140 66,141 65,141 63,142 61,142 59,143 57,143 56,143 54,144 51,144 49,144 47,144 45,144 39,144 37,144 34,143 32,143 29,143 27,142 25,141 23,141 21,140 19,139 17,138 15,137 14,135 12,134 11,132 9,131 8,130 7,127 6,126 5,124 4,122 3,119 3,117 2,114 1,112 1,109 1,107 0,101 0,95 0,0"><text:p/></draw:polygon><draw:polygon draw:style-name="gr5" draw:text-style-name="P17" svg:width="0.0457in" svg:height="0.0571in" svg:x="4.1882in" svg:y="0.6382in" svg:viewBox="0 0 117 146" draw:points="117,105 117,107 116,110 116,112 116,114 115,116 115,119 114,120 113,122 112,124 111,126 109,128 108,130 106,131 105,132 103,134 102,135 100,137 98,138 96,139 94,140 91,141 89,142 86,143 84,143 81,144 78,145 75,145 72,146 69,146 66,146 59,146 53,146 48,146 42,145 37,145 32,143 28,142 26,141 24,141 22,139 20,138 18,137 16,136 14,135 13,134 11,132 10,131 8,129 7,127 6,126 5,124 4,122 3,120 2,118 1,115 0,113 0,111 21,106 22,109 23,112 24,114 25,116 26,117 27,119 28,119 29,120 30,121 31,122 32,122 33,123 35,124 38,125 41,126 44,127 48,127 51,128 55,128 59,128 63,128 66,128 70,128 71,128 73,127 76,127 78,126 79,126 80,125 81,125 83,124 84,124 85,123 86,122 87,122 88,121 89,120 90,119 90,118 91,117 92,116 92,116 92,115 93,114 93,112 93,111 94,109 94,108 94,106 94,105 94,103 93,102 93,100 92,99 92,98 92,97 91,96 90,95 89,94 88,93 87,92 86,91 85,90 84,90 82,89 80,88 76,86 73,85 69,84 65,84 61,82 53,80 49,79 44,78 40,76 36,75 32,73 28,71 26,70 24,70 22,69 21,68 19,66 18,65 16,64 15,62 14,61 12,59 11,58 10,57 9,56 9,55 8,53 7,51 6,49 6,47 6,45 5,42 5,40 6,35 6,32 6,30 7,28 8,26 8,24 9,22 10,21 11,19 12,17 14,16 15,14 16,13 18,11 19,10 21,9 23,8 27,6 32,4 36,3 41,1 47,1 53,0 59,0 65,0 70,0 76,1 81,2 85,3 89,5 93,6 97,8 98,9 100,10 102,11 103,13 104,14 105,16 107,17 108,19 109,21 110,22 112,26 113,30 114,35 93,37 92,36 92,35 92,33 92,32 91,31 90,30 89,29 89,28 88,27 87,26 86,25 85,24 84,24 83,23 81,22 80,22 79,21 78,20 76,20 74,19 71,19 70,18 69,18 67,18 66,18 62,18 59,18 56,18 52,18 49,19 46,19 43,19 40,20 38,22 37,22 36,22 35,23 34,24 33,24 32,25 32,26 31,27 31,27 30,29 30,30 30,30 29,32 29,32 29,34 28,35 28,36 28,37 28,38 28,40 29,41 29,43 30,43 30,45 30,45 30,46 31,46 31,47 32,48 33,49 34,49 35,50 36,51 37,52 38,52 39,53 41,54 42,54 43,55 45,55 48,57 51,57 59,59 62,60 67,62 73,63 75,64 78,65 90,68 95,71 97,72 99,73 100,74 102,76 105,77 107,79 108,80 109,81 110,82 111,83 111,84 112,86 113,87 114,88 114,91 115,92 116,94 116,96 116,97 116,99 117,101 117,103"><text:p/></draw:polygon><draw:polygon draw:style-name="gr5" draw:text-style-name="P17" svg:width="0.0098in" svg:height="0.0244in" svg:x="4.2488in" svg:y="0.6835in" svg:viewBox="0 0 26 63" draw:points="26,0 26,22 26,29 26,32 26,35 25,38 25,40 25,41 24,43 24,44 24,45 23,48 22,50 22,52 21,54 20,57 19,59 17,61 16,63 0,63 3,59 5,54 8,50 8,48 9,46 10,44 11,42 11,39 11,37 12,35 12,33 12,31 12,29 1,29 1,0"><text:p/></draw:polygon><draw:polygon draw:style-name="gr5" draw:text-style-name="P17" svg:width="0.0276in" svg:height="0.076in" svg:x="3.9441in" svg:y="0.7362in" svg:viewBox="0 0 71 194" draw:points="43,70 43,194 20,194 20,70 0,70 0,52 20,52 20,36 20,32 20,29 20,27 21,25 21,24 22,22 22,20 22,19 23,17 24,16 24,14 25,13 26,12 27,11 27,9 29,8 30,7 31,6 32,5 34,4 35,4 37,3 39,3 41,2 43,1 45,1 47,0 49,0 52,0 54,0 59,0 61,0 63,0 68,1 68,1 69,1 70,1 71,2 71,19 70,19 70,19 69,19 68,19 67,19 66,19 65,19 64,19 63,19 62,19 61,19 59,19 58,19 57,19 56,19 55,19 54,19 53,19 52,20 51,20 51,20 51,20 50,21 50,21 49,21 49,22 49,22 48,23 47,24 46,25 46,25 46,26 45,27 45,28 45,29 44,30 44,31 44,33 44,35 43,37 43,40 43,52 71,52 71,70"><text:p/></draw:polygon><draw:path draw:style-name="gr5" draw:text-style-name="P17" svg:width="0.0492in" svg:height="0.0575in" svg:x="3.9764in" svg:y="0.7559in" svg:viewBox="0 0 126 147" svg:d="m126 73v9l-1 9-1 7-2 7-2 7-1 3-2 3-1 3-2 3-2 2-2 3-2 2-2 2-3 2-2 2-3 1-2 2-3 1-3 1-3 1-3 1-7 2h-7l-8 1h-3l-4-1h-3-3l-4-1-3-1-3-1-3-1-3-1-3-1-2-2-3-1-2-2-2-2-2-2-3-2-2-2-1-3-2-2-2-3-1-3-2-3-1-4-1-3-1-3-1-4v-4l-1-4-1-5v-4-9-8l1-9 1-7 2-8 2-6 3-6 3-6 4-4 4-5 5-4 5-3 5-2 7-2 7-2 7-1h7 5 3 4l4 1 3 1 4 1h3l3 2 3 1 2 1 3 2 3 1 2 2 2 2 2 2 2 2 2 3 2 2 1 3 2 3 1 3 2 3 1 3 1 3 1 3v4l1 4v4l1 9zm-24 8v-8l-1-7-1-6v-3l-1-3-1-3v-2l-1-3-1-2-1-2-1-2-1-2-1-1-2-2-1-1-1-2-2-1-1-1h-2l-2-1-1-1-2-1h-2l-2-1h-2-2l-2-1h-2-2-2-3l-2 1h-2-2l-2 1h-2l-2 1-1 1-2 1-2 1-1 1-2 1-1 1-2 1-1 2-1 2-2 1v3l-1 2-1 2-1 2-1 3-1 2v3l-1 3v3l-1 4-1 6v8l1 8v7l1 7 1 5 1 3 1 2 1 3 1 2 1 2 1 2 1 2 1 2 2 1 1 2 1 1 2 1 1 1 2 1 2 1 1 1 2 1h2l2 1h1 3l1 1h4 3 2l2-1h2 2l2-1 2-1h1l2-1 2-1 2-1h2l1-2 2-1 1-2 1-1 1-2 2-2 1-2 1-2 1-2v-3l1-2 1-3 1-3v-2-3l1-4 1-7z"><text:p/></draw:path><draw:path draw:style-name="gr5" draw:text-style-name="P17" svg:width="0.0492in" svg:height="0.0575in" svg:x="4.0354in" svg:y="0.7559in" svg:viewBox="0 0 126 147" svg:d="m126 73v9l-1 9-1 7-2 7-2 7-1 3-2 3-1 3-2 3-2 2-2 3-2 2-2 2-3 2-2 2-3 1-2 2-3 1-3 1-3 1-3 1-7 2h-7l-8 1h-3l-4-1h-3-3l-4-1-3-1-3-1-3-1-3-1-3-1-2-2-3-1-2-2-2-2-2-2-3-2-2-2-1-3-2-2-2-3-1-3-2-3-1-4-1-3-1-3-1-4v-4l-1-4-1-5v-4-9-8l1-9 1-7 2-8 2-6 3-6 3-6 4-4 4-5 5-4 5-3 5-2 7-2 7-2 7-1h7 5 3 4l4 1 3 1 4 1h3l3 2 3 1 2 1 3 2 3 1 2 2 2 2 2 2 2 2 2 3 2 2 1 3 2 3 1 3 2 3 1 3 1 3 1 3v4l1 4v4l1 9zm-24 8v-8l-1-7-1-6v-3l-1-3-1-3v-2l-1-3-1-2-1-2-1-2-1-2-1-1-2-2-1-1-1-2-2-1-1-1h-2l-2-1-1-1-2-1h-2l-2-1h-2-2l-2-1h-2-2-2-3l-2 1h-2-2l-2 1h-2l-2 1-1 1-2 1-2 1-1 1-2 1-1 1-2 1-1 2-1 2-2 1v3l-1 2-1 2-1 2-1 3-1 2v3l-1 3v3l-1 4-1 6v8l1 8v7l1 7 1 5 1 3 1 2 1 3 1 2 1 2 1 2 1 2 1 2 2 1 1 2 1 1 2 1 1 1 2 1 2 1 1 1 2 1h2l2 1h1 3l1 1h4 3 2l2-1h2 2l2-1 2-1h1l2-1 2-1 2-1h2l1-2 2-1 1-2 1-1 1-2 2-2 1-2 1-2 1-2v-3l1-2 1-3 1-3v-2-3l1-4 1-7z"><text:p/></draw:path><draw:polygon draw:style-name="gr5" draw:text-style-name="P17" svg:width="0.0264in" svg:height="0.0689in" svg:x="4.0909in" svg:y="0.7445in" svg:viewBox="0 0 68 176" draw:points="68,173 63,174 60,174 57,175 51,175 48,176 44,176 41,176 38,175 35,174 32,173 30,173 27,171 25,170 23,168 22,165 20,163 19,160 18,157 17,154 16,151 16,147 16,143 16,49 0,49 0,32 17,32 24,0 40,0 40,32 66,32 66,49 40,49 40,138 40,141 40,143 40,145 41,147 41,149 42,150 42,151 43,152 43,153 43,153 44,154 44,154 45,155 46,155 46,155 47,156 48,156 49,156 49,157 51,157 53,157 55,157 56,157 57,157 58,157 59,157 61,156 62,156 63,156 65,156 65,156 67,155 68,155 68,155"><text:p/></draw:polygon><draw:path draw:style-name="gr5" draw:text-style-name="P17" svg:width="0.0492in" svg:height="0.0575in" svg:x="4.1236in" svg:y="0.7559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17" svg:width="0.026in" svg:height="0.0563in" svg:x="4.1854in" svg:y="0.7559in" svg:viewBox="0 0 67 144" draw:points="1,144 1,36 1,27 1,22 1,20 0,19 0,18 0,17 0,16 0,15 0,14 0,9 0,8 0,8 0,6 0,4 0,3 0,3 22,3 22,4 22,6 22,8 23,8 23,9 23,10 23,11 23,14 23,15 23,16 23,17 23,25 23,32 24,32 25,28 27,24 29,17 30,16 30,14 31,13 32,12 33,11 34,10 36,8 37,7 38,6 39,5 40,4 41,3 42,3 43,2 45,2 46,1 48,1 49,0 51,0 52,0 54,0 57,0 59,0 60,0 61,0 62,0 62,0 63,0 63,0 64,1 65,1 66,1 66,1 67,1 67,1 67,1 67,23 66,22 65,22 64,22 63,22 62,22 62,22 61,22 60,22 58,22 56,22 54,22 52,22 51,22 49,22 47,22 45,23 43,24 42,24 41,25 39,26 38,27 37,29 35,30 34,31 33,32 32,34 31,35 30,37 30,39 29,41 28,43 28,44 27,46 26,51 25,56 25,60 24,65 24,70 24,144"><text:p/></draw:polygon><draw:polygon draw:style-name="gr5" draw:text-style-name="P17" svg:width="0.0276in" svg:height="0.098in" svg:x="4.2142in" svg:y="0.7362in" svg:viewBox="0 0 71 250" draw:points="71,125 71,134 70,143 70,151 68,160 67,168 65,176 62,184 59,192 57,200 53,207 49,214 46,218 44,222 40,229 35,236 29,243 23,250 0,250 6,243 11,236 16,229 21,222 25,214 29,207 33,200 36,192 38,184 41,176 43,168 44,160 46,151 46,143 47,134 47,125 47,116 46,107 46,98 44,90 43,81 41,73 38,66 36,58 33,51 29,43 25,35 21,28 16,21 11,14 6,7 0,0 23,0 29,7 35,14 40,21 44,28 46,32 49,35 53,43 57,50 59,58 62,65 65,73 67,82 68,90 70,98 70,107 71,116 71,124"><text:p/></draw:polygon></draw:g><draw:g draw:style-name="gr3"><draw:line draw:style-name="gr6" draw:text-style-name="P17" svg:x1="3.252in" svg:y1="0.9055in" svg:x2="3.674in" svg:y2="0.9055in"><text:p/></draw:line><draw:polygon draw:style-name="gr5" draw:text-style-name="P17" svg:width="0.0665in" svg:height="0.0744in" svg:x="3.4146in" svg:y="0.9272in" svg:viewBox="0 0 170 190" draw:points="90,20 86,20 83,21 79,21 76,22 72,22 69,24 65,24 62,26 59,27 57,29 54,30 51,32 49,34 46,36 44,38 42,41 40,43 38,46 37,49 35,51 33,54 32,57 31,60 30,64 29,67 27,70 27,74 26,78 26,82 26,86 25,94 25,98 26,102 26,106 27,110 27,114 28,117 29,121 30,124 31,128 32,131 34,134 35,138 37,141 39,143 41,146 43,149 45,151 47,153 50,155 52,157 55,159 58,161 61,162 64,164 67,165 70,166 73,167 77,168 80,168 84,169 87,169 91,169 96,169 99,169 101,169 104,168 106,168 108,167 111,167 113,166 115,165 117,164 119,163 121,162 123,161 125,160 127,159 130,156 132,154 133,153 135,151 136,150 138,148 139,146 144,139 147,135 148,133 149,131 170,141 168,144 167,146 166,149 164,151 163,154 161,156 157,160 156,162 154,165 151,167 149,169 147,170 145,173 140,176 138,178 135,179 132,181 130,182 127,183 124,184 118,186 115,187 111,188 108,188 105,189 101,189 97,189 94,190 90,190 84,190 79,189 74,189 69,188 64,187 59,186 55,184 51,183 46,181 43,179 39,177 35,174 32,172 29,169 26,166 23,163 20,159 17,156 15,153 13,149 11,145 9,141 7,137 6,132 5,128 3,124 3,119 2,114 1,109 0,104 0,99 0,94 0,89 0,84 1,78 2,73 3,69 3,64 5,59 6,55 8,51 9,47 11,43 14,39 16,35 18,32 21,29 24,25 27,22 30,19 33,17 36,14 40,12 43,10 47,8 51,7 56,5 60,4 65,3 70,2 74,1 79,0 84,0 90,0 97,0 104,1 111,2 117,3 123,5 129,6 134,9 139,11 144,15 149,18 152,22 156,26 160,30 163,35 165,40 168,46 144,54 143,51 141,47 140,44 139,43 138,41 136,39 135,38 134,37 132,35 131,34 130,33 126,30 124,29 123,28 121,27 119,26 117,25 115,24 111,23 106,22 103,22 101,21 98,21 96,21 93,20"><text:p/></draw:polygon><draw:polygon draw:style-name="gr5" draw:text-style-name="P17" svg:width="0.0094in" svg:height="0.011in" svg:x="3.4957in" svg:y="0.9898in" svg:viewBox="0 0 25 29" draw:points="0,29 0,0 25,0 25,29"><text:p/></draw:polygon></draw:g><draw:g draw:style-name="gr3"><draw:line draw:style-name="gr6" draw:text-style-name="P17" svg:x1="3.674in" svg:y1="0.7469in" svg:x2="3.252in" svg:y2="0.7469in"><text:p/></draw:line><draw:path draw:style-name="gr5" draw:text-style-name="P17" svg:width="0.0622in" svg:height="0.072in" svg:x="3.4173in" svg:y="0.6528in" svg:viewBox="0 0 159 184" svg:d="m159 90v6l-1 5v6l-1 5-1 5-1 5-1 4-2 5-2 4-2 4-2 4-2 4-3 4-2 3-3 3-3 3-3 3-3 3-4 2-3 3-4 2-4 2-4 2-4 1-4 2-4 1-4 1-5 1-4 1h-5-5-4-69v-184h61 10l5 1h5l5 1 5 1 5 1 4 1 5 1 4 2 4 2 4 2 4 2 3 2 4 3 3 3 4 2 3 3 3 4 2 3 3 4 2 4 2 4 1 4 2 4 1 5 2 4 1 5 1 5v6l1 5zm-25 6v-4l-1-5v-4l-1-4v-4l-2-4v-3l-2-4-1-3-2-3-1-3-2-3-2-3-2-2-2-3-3-2-2-2-3-2-3-2-2-1-3-2-3-1-4-1-3-1-4-1-3-1h-4l-3-1-4-1h-4-8-35v145h41 4l3-1h4l3-1 4-1h2l4-1 3-2 3-1 3-1 3-2 2-1 3-2 3-2 2-2 2-2 2-3 3-2 2-3 1-3 2-3 2-3 1-3 2-4 1-3 1-4 1-4v-3l1-5v-4l1-4z"><text:p/></draw:path><draw:polygon draw:style-name="gr5" draw:text-style-name="P17" svg:width="0.0094in" svg:height="0.011in" svg:x="3.4957in" svg:y="0.7134in" svg:viewBox="0 0 25 29" draw:points="0,29 0,0 25,0 25,29"><text:p/></draw:polygon></draw:g><draw:g draw:style-name="gr3"><draw:line draw:style-name="gr6" draw:text-style-name="P17" svg:x1="2.6173in" svg:y1="0.1681in" svg:x2="2.6173in" svg:y2="1.4894in"><text:p/></draw:line><draw:path draw:style-name="gr5" draw:text-style-name="P17" svg:width="0.0697in" svg:height="0.072in" svg:x="2.5102in" svg:y="0.3028in" svg:viewBox="0 0 178 184" svg:d="m152 184-21-54h-84l-21 54h-26l76-184h28l74 184zm-78-134-4-11-1-5-1-2-1-2-1-2v-1-2l-1-1v-1l-1-1v0-1h-1v-1-1 0 0 0 0 0 0 0 0 1 1l-1 1v1 1l-1 2-1 2v1 1l-1 2-1 3-2 5-4 10-23 61h69z"><text:p/></draw:path><draw:polygon draw:style-name="gr5" draw:text-style-name="P17" svg:width="0.0094in" svg:height="0.011in" svg:x="2.5902in" svg:y="0.3634in" svg:viewBox="0 0 25 29" draw:points="0,29 0,0 25,0 25,29"><text:p/></draw:polygon></draw:g><draw:frame draw:style-name="gr8" draw:text-style-name="P17" svg:width="0.0831in" svg:height="0.6831in" svg:x="2.6965in" svg:y="0.6465in"><draw:text-box><text:p text:style-name="P18"><text:span text:style-name="T5"/></text:p><text:p text:style-name="P18"><text:span text:style-name="T5"/></text:p></draw:text-box></draw:frame></draw:g></text:p>
      <text:p text:style-name="Text_20_body">The diagram shows the order of processing with SiteMesh. </text:p>
      <text:h text:style-name="Heading_20_4" text:outline-level="4"><text:soft-page-break/>A.1 Getting the content</text:h>
      <text:p text:style-name="Text_20_body_20_indent">The request passes through the SiteMesh filter and the main JSP is processed. </text:p>
      <text:h text:style-name="Heading_20_4" text:outline-level="4">1.1 Getting the content</text:h>
      <text:p text:style-name="Text_20_body_20_indent">SiteMesh can also be applied explicitly via JSP tags;</text:p>
      <text:p text:style-name="P7">&lt;page:applyDecorator name="jirapanel"&gt; </text:p>
      <text:p text:style-name="P7"><text:tab/>&lt;page:param name="xxx"&gt;XXX&lt;/page:param&gt;</text:p>
      <text:p text:style-name="Text_20_body_20_indent">SiteMesh initially does nothing and instead passes JSP 2 to the server for processing. The contents of JSP 2 could be in-line in which case the enclosed section is processed as normal, by the server. The resulting String from processing JSP 2 or the inline section is then parsed by SiteMesh. </text:p>
      <text:h text:style-name="Heading_20_4" text:outline-level="4">1.2 Parsing the content</text:h>
      <text:p text:style-name="Text_20_body_20_indent">SiteMesh parses the HTML into a com.opensymphony.module.sitemesh.HTMLPage object (a subtype of com.opensymphony.module.sitemesh.Page). The Object gives access to:</text:p>
      <text:list xml:id="list1149317701" text:style-name="L1">
        <text:list-item>
          <text:p text:style-name="P9">Head (HTMLPage only)</text:p>
        </text:list-item>
        <text:list-item>
          <text:p text:style-name="P9">Title</text:p>
        </text:list-item>
        <text:list-item>
          <text:p text:style-name="P9">Body</text:p>
        </text:list-item>
        <text:list-item>
          <text:p text:style-name="P9">Properties based on the content of some tags, such as Meta, combined with properties defined in the SiteMesh param tags.</text:p>
        </text:list-item>
      </text:list>
      <text:h text:style-name="Heading_20_4" text:outline-level="4">1.3<text:tab/>Selecting the Template</text:h>
      <text:p text:style-name="Text_20_body_20_indent">The Template to process is either explicitly given in the tag or it is selected using the URL and the parsed object.</text:p>
      <text:h text:style-name="Heading_20_4" text:outline-level="4">2.1 Passing the content</text:h>
      <text:p text:style-name="Text_20_body_20_indent">The HTMLPage object is added to the Request as the attribute com.opensymphony.module.sitemesh.RequestConstraints.PAGE ('-<text:span text:style-name="T4"> </text:span>-sitemesh--page')</text:p>
      <text:h text:style-name="Heading_20_4" text:outline-level="4">2.2 Processing the Template</text:h>
      <text:p text:style-name="Text_20_body_20_indent">The Template is processed by the server in the same way as other JSP files. The SiteMesh tags in the template access the HTMLPage from the Request and then a Page Attribute. The Object is moved to the Page Attribute the first time it is used. The tags give access to the contents of HTMLPage.</text:p>
      <text:p text:style-name="Preformatted_20_Text"><text:tab/>&lt;decorator:getProperty property="XXX"/&gt;</text:p>
      <text:p text:style-name="Preformatted_20_Text"><text:tab/>&lt;decorator:body /&gt;</text:p>
      <text:h text:style-name="Heading_20_4" text:outline-level="4">3.1 Getting the Decorated Content</text:h>
      <text:p text:style-name="Text_20_body_20_indent">The result from the Template is inserted where the applyDecorator block was.</text:p>
      <text:h text:style-name="Heading_20_4" text:outline-level="4">B.1 Getting the Content</text:h>
      <text:p text:style-name="Text_20_body_20_indent">When control returns to the filter the JSP has been rendered. </text:p>
      <text:h text:style-name="Heading_20_4" text:outline-level="4"><text:soft-page-break/>B.2 Parsing the Content</text:h>
      <text:p text:style-name="Text_20_body_20_indent">The rendered content is parsed in exactly the same way as 1.</text:p>
      <text:h text:style-name="Heading_20_4" text:outline-level="4">B.3 Selecting the Template</text:h>
      <text:p text:style-name="Text_20_body_20_indent">The Template to use is selected based on the URL and Meta Tags from JSPs response, that were extracted during parsing.</text:p>
      <text:h text:style-name="Heading_20_4" text:outline-level="4">C.1 Passing the Content</text:h>
      <text:h text:style-name="Heading_20_4" text:outline-level="4">C.2 Processing the Template</text:h>
      <text:h text:style-name="Heading_20_4" text:outline-level="4">D.1 Getting the Decorated Content</text:h>
      <text:h text:style-name="Heading_20_4" text:outline-level="4">E.1 Send Response</text:h>
      <text:p text:style-name="Text_20_body_20_indent">All of the processing of the HTML has finished.</text:p>
      <text:h text:style-name="Heading_20_3" text:outline-level="3">Parser Problems</text:h>
      <text:p text:style-name="Text_20_body">The Velocity parser is quite simple and stops parsing when it reaches &lt;/HTML&gt; or EOF, whichever comes first. If the contents of an existing JSP is merged into a page it often already has a &lt;/HTML&gt; tag and the page gets truncated. All content after the import is lost.</text:p>
      <text:p text:style-name="Text_20_body">Options:</text:p>
      <text:list xml:id="list675968715" text:style-name="L2">
        <text:list-item>
          <text:p text:style-name="P10">Add a Filter to the importer to remove any wrapping &lt;/BODY&gt;&lt;/HTML&gt;etc</text:p>
          <text:p text:style-name="P11">+ Requires no external components</text:p>
          <text:p text:style-name="P11">- Possibly quite a bit of work and testing</text:p>
        </text:list-item>
        <text:list-item>
          <text:p text:style-name="P10">Parse as XHTML and use XSLT to select only the part of the existing page that is wanted</text:p>
          <text:p text:style-name="P11">+ Flexible, it could make reusing other JSPs simpler</text:p>
          <text:p text:style-name="P11">- Adds an extra technology for a maintainer to learn</text:p>
          <text:p text:style-name="P11">- Slow?</text:p>
        </text:list-item>
        <text:list-item>
          <text:p text:style-name="P10">Use SiteMesh to parse the imported section and then use only the body</text:p>
          <text:p text:style-name="P11">+ Can also be used to help give a consistent look and feel</text:p>
          <text:p text:style-name="P11">- JIRA uses Velocity 1.4 which is very hard to extend</text:p>
          <text:p text:style-name="P11">- Slo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styles>
    <draw:hatch draw:name="Hatch_20_10" draw:display-name="Hatch 10" draw:style="single" draw:color="#ffffff" draw:distance="0.013in" draw:rotation="450"/>
    <draw:hatch draw:name="Hatch_20_11" draw:display-name="Hatch 11" draw:style="single" draw:color="#ffffff" draw:distance="0.013in" draw:rotation="450"/>
    <draw:hatch draw:name="Hatch_20_12" draw:display-name="Hatch 12" draw:style="single" draw:color="#ffffff" draw:distance="0.0228in" draw:rotation="450"/>
    <draw:hatch draw:name="Hatch_20_13" draw:display-name="Hatch 13" draw:style="single" draw:color="#ffffff" draw:distance="0.013in" draw:rotation="450"/>
    <draw:hatch draw:name="Hatch_20_14" draw:display-name="Hatch 14" draw:style="single" draw:color="#ffffff" draw:distance="0.013in" draw:rotation="450"/>
    <draw:hatch draw:name="Hatch_20_15" draw:display-name="Hatch 15" draw:style="single" draw:color="#ffffff" draw:distance="0.013in" draw:rotation="450"/>
    <draw:hatch draw:name="Hatch_20_16" draw:display-name="Hatch 16" draw:style="single" draw:color="#ffffff" draw:distance="0.013in" draw:rotation="450"/>
    <draw:hatch draw:name="Hatch_20_2" draw:display-name="Hatch 2" draw:style="single" draw:color="#ffffff" draw:distance="0.013in" draw:rotation="450"/>
    <draw:hatch draw:name="Hatch_20_23" draw:display-name="Hatch 23" draw:style="single" draw:color="#ffffff" draw:distance="0.0228in" draw:rotation="450"/>
    <draw:hatch draw:name="Hatch_20_24" draw:display-name="Hatch 24" draw:style="single" draw:color="#ffffff" draw:distance="0.0228in" draw:rotation="450"/>
    <draw:hatch draw:name="Hatch_20_25" draw:display-name="Hatch 25" draw:style="single" draw:color="#ffffff" draw:distance="0.0228in" draw:rotation="450"/>
    <draw:hatch draw:name="Hatch_20_26" draw:display-name="Hatch 26" draw:style="single" draw:color="#ffffff" draw:distance="0.0228in" draw:rotation="450"/>
    <draw:hatch draw:name="Hatch_20_27" draw:display-name="Hatch 27" draw:style="single" draw:color="#ffffff" draw:distance="0.0228in" draw:rotation="450"/>
    <draw:hatch draw:name="Hatch_20_28" draw:display-name="Hatch 28" draw:style="single" draw:color="#ffffff" draw:distance="0.0228in" draw:rotation="450"/>
    <draw:hatch draw:name="Hatch_20_3" draw:display-name="Hatch 3" draw:style="single" draw:color="#ffffff" draw:distance="0.0228in" draw:rotation="450"/>
    <draw:hatch draw:name="Hatch_20_30" draw:display-name="Hatch 30" draw:style="single" draw:color="#ffffff" draw:distance="0.0228in" draw:rotation="450"/>
    <draw:hatch draw:name="Hatch_20_31" draw:display-name="Hatch 31" draw:style="single" draw:color="#ffffff" draw:distance="0.0228in" draw:rotation="450"/>
    <draw:hatch draw:name="Hatch_20_32" draw:display-name="Hatch 32" draw:style="single" draw:color="#ffffff" draw:distance="0.0228in" draw:rotation="450"/>
    <draw:hatch draw:name="Hatch_20_33" draw:display-name="Hatch 33" draw:style="single" draw:color="#ffffff" draw:distance="0.0228in" draw:rotation="450"/>
    <draw:hatch draw:name="Hatch_20_34" draw:display-name="Hatch 34" draw:style="single" draw:color="#ffffff" draw:distance="0.013in" draw:rotation="450"/>
    <draw:hatch draw:name="Hatch_20_35" draw:display-name="Hatch 35" draw:style="single" draw:color="#ffffff" draw:distance="0.013in" draw:rotation="450"/>
    <draw:hatch draw:name="Hatch_20_36" draw:display-name="Hatch 36" draw:style="single" draw:color="#ffffff" draw:distance="0.013in" draw:rotation="450"/>
    <draw:hatch draw:name="Hatch_20_37" draw:display-name="Hatch 37" draw:style="single" draw:color="#ffffff" draw:distance="0.013in" draw:rotation="450"/>
    <draw:hatch draw:name="Hatch_20_4" draw:display-name="Hatch 4" draw:style="single" draw:color="#ffffff" draw:distance="0.0228in" draw:rotation="450"/>
    <draw:hatch draw:name="Hatch_20_5" draw:display-name="Hatch 5" draw:style="single" draw:color="#ffffff" draw:distance="0.0228in" draw:rotation="450"/>
    <draw:hatch draw:name="Hatch_20_6" draw:display-name="Hatch 6" draw:style="single" draw:color="#ffffff" draw:distance="0.0228in" draw:rotation="450"/>
    <draw:hatch draw:name="Hatch_20_7" draw:display-name="Hatch 7" draw:style="single" draw:color="#ffffff" draw:distance="0.0228in" draw:rotation="450"/>
    <draw:hatch draw:name="Hatch_20_8" draw:display-name="Hatch 8" draw:style="single" draw:color="#ffffff" draw:distance="0.0228in" draw:rotation="450"/>
    <draw:hatch draw:name="Hatch_20_9" draw:display-name="Hatch 9" draw:style="single" draw:color="#ffffff" draw:distance="0.0228in" draw:rotation="450"/>
    <draw:hatch draw:name="white" draw:style="single" draw:color="#ffffff" draw:distance="0.0228in" draw:rotation="450"/>
    <draw:marker draw:name="Arrow" svg:viewBox="0 0 20 30" svg:d="m10 0-10 30h20z"/>
    <draw:stroke-dash draw:name="Dash_20_10" draw:display-name="Dash 10" draw:style="rect" draw:dots1="1" draw:dots1-length="0.002in" draw:dots2="1" draw:dots2-length="0.002in" draw:distance="0.002in"/>
    <draw:stroke-dash draw:name="Dash_20_11" draw:display-name="Dash 11" draw:style="rect" draw:dots1="1" draw:dots1-length="0.002in" draw:dots2="1" draw:dots2-length="0.002in" draw:distance="0.002in"/>
    <draw:stroke-dash draw:name="Dash_20_13" draw:display-name="Dash 13" draw:style="rect" draw:dots1="1" draw:dots1-length="0.002in" draw:dots2="1" draw:dots2-length="0.002in" draw:distance="0.002in"/>
    <draw:stroke-dash draw:name="Dash_20_14" draw:display-name="Dash 14" draw:style="rect" draw:dots1="1" draw:dots1-length="0.0012in" draw:dots2="1" draw:dots2-length="0.0012in" draw:distance="0.0012in"/>
    <draw:stroke-dash draw:name="Dash_20_15" draw:display-name="Dash 15" draw:style="rect" draw:dots1="1" draw:dots1-length="0.0012in" draw:dots2="1" draw:dots2-length="0.0012in" draw:distance="0.0012in"/>
    <draw:stroke-dash draw:name="Dash_20_3" draw:display-name="Dash 3" draw:style="rect" draw:dots1="1" draw:dots1-length="0.0063in" draw:dots2="1" draw:dots2-length="0.0063in" draw:distance="0.0063in"/>
    <draw:stroke-dash draw:name="Dash_20_5" draw:display-name="Dash 5" draw:style="rect" draw:dots1="1" draw:dots1-length="0.0063in" draw:dots2="1" draw:dots2-length="0.0063in" draw:distance="0.0063in"/>
    <draw:stroke-dash draw:name="Dash_20_6" draw:display-name="Dash 6" draw:style="rect" draw:dots1="1" draw:dots1-length="0.0063in" draw:dots2="1" draw:dots2-length="0.0063in" draw:distance="0.0063in"/>
    <draw:stroke-dash draw:name="Dash_20_7" draw:display-name="Dash 7" draw:style="rect" draw:dots1="1" draw:dots1-length="0.0035in" draw:dots2="1" draw:dots2-length="0.0035in" draw:distance="0.0035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border-line-width-bottom="0.0008in 0.0138in 0.0008in" fo:padding="0in" fo:border-left="none" fo:border-right="none" fo:border-top="none" fo:border-bottom="0.0154in double #000000" style:shadow="none">
        <style:tab-stops/>
        <style:drop-cap/>
        <style:background-image/>
      </style:paragraph-properties>
      <style:text-properties fo:font-size="16pt" fo:font-style="normal" style:text-underline-style="non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top="0in" fo:margin-bottom="0.0799in" style:page-number="auto" fo:background-color="transparent" fo:padding="0in" fo:border-left="none" fo:border-right="none" fo:border-top="none" fo:border-bottom="0.0071in solid #999999" style:shadow="none">
        <style:tab-stops>
          <style:tab-stop style:position="3in" style:type="right"/>
        </style:tab-stops>
        <style:background-image/>
      </style:paragraph-properties>
      <style:text-properties fo:font-size="14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LGC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5" style:display-name="Heading 5" style:family="paragraph" style:parent-style-name="Heading" style:next-style-name="Text_20_body" style:default-outline-level="5" style:class="text">
      <style:paragraph-properties fo:margin-left="0.3in" fo:margin-right="0in" fo:text-indent="0in" style:auto-text-indent="false"/>
      <style:text-properties fo:font-size="13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5pt" fo:font-weight="normal"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margin-top="0.0799in" fo:margin-bottom="0.0402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Question" style:family="paragraph" style:parent-style-name="Standard" style:class="text">
      <style:text-properties fo:font-size="10pt" fo:background-color="#ffff00"/>
    </style:style>
    <style:style style:name="Todo" style:family="paragraph" style:parent-style-name="Standard" style:class="text">
      <style:text-properties fo:background-color="#0093d9"/>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indent" style:family="paragraph" style:parent-style-name="Text_20_body_20_indent" style:class="text">
      <style:paragraph-properties fo:margin-left="0.5in" fo:margin-right="0in" fo:text-indent="0in" style:auto-text-indent="false"/>
    </style:style>
    <style:style style:name="indent_20_after_20_1st" style:display-name="indent after 1st" style:family="paragraph" style:parent-style-name="Standard" style:class="text">
      <style:paragraph-properties fo:margin-left="0.6in" fo:margin-right="0in" fo:text-indent="-0.6in" style:auto-text-indent="false">
        <style:tab-stops>
          <style:tab-stop style:position="0.6in"/>
        </style:tab-stops>
      </style:paragraph-properties>
    </style:style>
    <style:style style:name="enhancement" style:family="paragraph" style:parent-style-name="indent_20_after_20_1st">
      <style:text-properties style:use-window-font-color="true" fo:font-style="italic" fo:font-weight="bold" fo:background-color="transparent" style:font-style-asian="italic" style:font-weight-asian="bold"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10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JIRA:</text:span> <text:span text:style-name="MT2">Velocity Extensions</text:span></text:p>
      </style:header>
      <style:footer>
        <text:p text:style-name="MP2"><text:page-number text:select-page="current">5</text:page-number>/<text:page-count>5</text:page-count></text:p>
      </style:footer>
      <style:footer-left>
        <text:p text:style-name="MP3"><text:page-number text:select-page="current">5</text:page-number>/<text:page-count>5</text:page-count></text:p>
      </style:footer-lef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06-14T09:32:12</meta:creation-date>
    <dc:date>2012-03-30T16:00:06</dc:date>
    <dc:creator>Peter Edworthy</dc:creator>
    <meta:editing-duration>PT451H38M03S</meta:editing-duration>
    <meta:editing-cycles>54</meta:editing-cycles>
    <meta:generator>OpenOffice.org/3.1$Unix OpenOffice.org_project/310m19$Build-9420</meta:generator>
    <meta:printed-by>Peter Edworthy</meta:printed-by>
    <meta:print-date>2011-07-29T10:08:56</meta:print-date>
    <meta:document-statistic meta:table-count="0" meta:image-count="0" meta:object-count="0" meta:page-count="5" meta:paragraph-count="79" meta:word-count="783" meta:character-count="4570"/>
  </office:meta>
</office:document-meta>
</file>